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000000" style:font-name="Times New Roman"/>
    </style:style>
    <style:style style:name="P3"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4" style:family="paragraph" style:parent-style-name="Standard">
      <style:text-properties fo:color="#000000" style:font-name="Times New Roman" style:text-underline-style="solid" style:text-underline-width="auto" style:text-underline-color="font-color"/>
    </style:style>
    <style:style style:name="P5" style:family="paragraph" style:parent-style-name="Standard">
      <style:text-properties fo:color="#000000"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none"/>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2pt" fo:font-style="normal" style:text-underline-style="none" style:font-size-asian="12pt" style:font-style-asian="normal" style:font-size-complex="12pt" style:font-style-complex="normal"/>
    </style:style>
    <style:style style:name="P15" style:family="paragraph" style:parent-style-name="Text_20_body">
      <style:paragraph-properties fo:margin-left="0in" fo:margin-right="0in" fo:margin-top="0in" fo:margin-bottom="0in" fo:text-indent="0in" style:auto-text-indent="false"/>
      <style:text-properties fo:color="#000000"/>
    </style:style>
    <style:style style:name="P16"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17" style:family="paragraph" style:parent-style-name="Text_20_body">
      <style:paragraph-properties fo:margin-left="0in" fo:margin-right="0in" fo:margin-top="0in" fo:margin-bottom="0in" fo:text-indent="0in" style:auto-text-indent="false"/>
      <style:text-properties fo:color="#000000"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margin-left="0in" fo:margin-right="0in" fo:margin-top="0in" fo:margin-bottom="0in" fo:text-indent="0in" style:auto-text-indent="false"/>
      <style:text-properties fo:color="#000000" style:text-underline-style="none"/>
    </style:style>
    <style:style style:name="P19" style:family="paragraph" style:parent-style-name="Text_20_body">
      <style:paragraph-properties fo:margin-left="0in" fo:margin-right="0in" fo:margin-top="0in" fo:margin-bottom="0in" fo:text-indent="0in" style:auto-text-indent="false"/>
      <style:text-properties style:font-name="Times New Roman"/>
    </style:style>
    <style:style style:name="P20"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21" style:family="paragraph" style:parent-style-name="Text_20_body">
      <style:paragraph-properties fo:margin-left="0in" fo:margin-right="0in" fo:margin-top="0in" fo:margin-bottom="0in" fo:text-align="justify" style:justify-single-word="false" fo:text-indent="0in" style:auto-text-indent="false"/>
    </style:style>
    <style:style style:name="P22" style:family="paragraph" style:parent-style-name="Body_20_Text_20_First_20_Indent">
      <style:paragraph-properties fo:margin-left="0in" fo:margin-right="0in" fo:text-align="center" style:justify-single-word="false" fo:text-indent="0in" style:auto-text-indent="false"/>
    </style:style>
    <style:style style:name="P23" style:family="paragraph" style:parent-style-name="Body_20_Text_20_First_20_Indent">
      <style:paragraph-properties fo:margin-left="0in" fo:margin-right="0in" fo:text-align="start" style:justify-single-word="false" fo:text-indent="0in"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24" style:family="paragraph" style:parent-style-name="Body_20_Text_20_First_20_Indent">
      <style:paragraph-properties fo:margin-left="0in" fo:margin-right="0in" fo:text-align="start" style:justify-single-word="false" fo:text-indent="0in" style:auto-text-indent="false" style:text-autospace="none"/>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text-properties fo:color="#000000"/>
    </style:style>
    <style:style style:name="P27" style:family="paragraph" style:parent-style-name="Text_20_body">
      <style:paragraph-properties fo:margin-left="0in" fo:margin-right="0in" fo:text-indent="0in" style:auto-text-indent="false"/>
      <style:text-properties fo:color="#000000" style:font-name="Times New Roman"/>
    </style:style>
    <style:style style:name="P28"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9" style:family="paragraph" style:parent-style-name="Text_20_body">
      <style:paragraph-properties fo:margin-left="0in" fo:margin-right="0in"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31"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33" style:family="paragraph" style:parent-style-name="Text_20_body">
      <style:paragraph-properties fo:margin-left="0in" fo:margin-right="0in" fo:text-indent="0in" style:auto-text-indent="false"/>
      <style:text-properties fo:color="#000000" style:text-underline-style="none"/>
    </style:style>
    <style:style style:name="P34"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35"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36"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in" fo:margin-right="0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9" style:family="paragraph" style:parent-style-name="Standard">
      <style:paragraph-properties fo:margin-left="0in" fo:margin-right="0in" fo:text-indent="0in" style:auto-text-indent="false"/>
    </style:style>
    <style:style style:name="P40" style:family="paragraph" style:parent-style-name="Standard">
      <style:paragraph-properties fo:margin-left="0in" fo:margin-right="0in" fo:text-indent="0in" style:auto-text-indent="false"/>
      <style:text-properties style:font-name="Times New Roman"/>
    </style:style>
    <style:style style:name="P41"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42"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43" style:family="paragraph" style:parent-style-name="Text_20_body">
      <style:paragraph-properties fo:margin-left="0in" fo:margin-right="0in" fo:margin-top="0in" fo:margin-bottom="0.0598in" fo:text-indent="0in" style:auto-text-indent="false"/>
    </style:style>
    <style:style style:name="P44"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45"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46" style:family="paragraph" style:parent-style-name="Heading_20_1">
      <style:paragraph-properties fo:margin-left="0in" fo:margin-right="0in" fo:text-indent="0in" style:auto-text-indent="false"/>
    </style:style>
    <style:style style:name="P47" style:family="paragraph" style:parent-style-name="List_20_Number">
      <style:paragraph-properties fo:margin-left="0in" fo:margin-right="0in" fo:text-indent="0in" style:auto-text-indent="false"/>
    </style:style>
    <style:style style:name="P48" style:family="paragraph" style:parent-style-name="Text_20_body">
      <style:paragraph-properties fo:margin-left="0.5in" fo:margin-right="0in" fo:text-indent="0in" style:auto-text-indent="false"/>
    </style:style>
    <style:style style:name="P49"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50" style:family="paragraph" style:parent-style-name="Text_20_body">
      <style:paragraph-properties fo:margin-left="0.5in" fo:margin-right="0in" fo:text-indent="0in" style:auto-text-indent="false"/>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51" style:family="paragraph" style:parent-style-name="Standard">
      <style:paragraph-properties fo:margin-left="0.5in" fo:margin-right="0in" fo:text-indent="0in" style:auto-text-indent="false"/>
    </style:style>
    <style:style style:name="P52" style:family="paragraph" style:parent-style-name="Standard">
      <style:paragraph-properties fo:margin-left="0.5in" fo:margin-right="0in" fo:margin-top="0.1945in" fo:margin-bottom="0.1945in" fo:text-indent="0in" style:auto-text-indent="false"/>
      <style:text-properties fo:color="#000000" style:font-name="Times New Roman" fo:font-size="12pt" fo:font-style="italic" fo:font-weight="bold" style:font-size-asian="12pt" style:font-style-asian="italic" style:font-weight-asian="bold" style:font-size-complex="12pt" style:font-weight-complex="bold"/>
    </style:style>
    <style:style style:name="P53" style:family="paragraph" style:parent-style-name="Standard">
      <style:paragraph-properties fo:margin-left="0.5in" fo:margin-right="0in" fo:margin-top="0.1945in" fo:margin-bottom="0.1945in" fo:text-indent="0in" style:auto-text-indent="false"/>
      <style:text-properties fo:font-style="italic" fo:font-weight="bold" style:font-style-asian="italic" style:font-weight-asian="bold" style:font-style-complex="italic" style:font-weight-complex="bold"/>
    </style:style>
    <style:style style:name="P54" style:family="paragraph" style:parent-style-name="Date">
      <style:paragraph-properties fo:margin-left="2.5in" fo:margin-right="0in" fo:text-indent="0in" style:auto-text-indent="false"/>
    </style:style>
    <style:style style:name="P55" style:family="paragraph" style:parent-style-name="Text_20_body">
      <style:paragraph-properties fo:margin-left="-1in" fo:margin-right="0in" fo:text-indent="0in" style:auto-text-indent="false"/>
      <style:text-properties fo:color="#000000" style:font-name="Times New Roman"/>
    </style:style>
    <style:style style:name="P56" style:family="paragraph" style:parent-style-name="Text_20_body">
      <style:text-properties fo:color="#000000"/>
    </style:style>
    <style:style style:name="P57" style:family="paragraph" style:parent-style-name="Text_20_body">
      <style:text-properties fo:color="#000000" fo:font-style="normal" style:font-style-asian="normal" style:font-style-complex="normal"/>
    </style:style>
    <style:style style:name="P58" style:family="paragraph" style:parent-style-name="Text_20_body">
      <style:text-properties fo:color="#000000" fo:font-style="italic" fo:font-weight="bold" style:font-style-asian="italic" style:font-weight-asian="bold" style:font-style-complex="italic" style:font-weight-complex="bold"/>
    </style:style>
    <style:style style:name="P59" style:family="paragraph" style:parent-style-name="Text_20_body">
      <style:text-properties fo:font-size="12pt" style:font-size-asian="12pt" style:font-size-complex="12pt"/>
    </style:style>
    <style:style style:name="P60" style:family="paragraph" style:parent-style-name="Text_20_body">
      <style:text-properties fo:font-size="12pt" fo:font-style="normal" style:font-size-asian="12pt" style:font-style-asian="normal" style:font-size-complex="12pt" style:font-style-complex="normal"/>
    </style:style>
    <style:style style:name="P61"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62" style:family="paragraph" style:parent-style-name="Text_20_body">
      <style:paragraph-properties fo:margin-left="0.2917in" fo:margin-right="0in" fo:text-indent="0in" style:auto-text-indent="false"/>
      <style:text-properties fo:color="#000000" fo:font-style="normal" style:font-style-asian="normal" style:font-style-complex="normal"/>
    </style:style>
    <style:style style:name="P63" style:family="paragraph" style:parent-style-name="Standard">
      <style:paragraph-properties fo:margin-left="0.2917in" fo:margin-right="0in" fo:text-indent="0in" style:auto-text-indent="false"/>
      <style:text-properties fo:font-style="italic" style:font-style-asian="italic" style:font-style-complex="italic"/>
    </style:style>
    <style:style style:name="P64" style:family="paragraph" style:parent-style-name="Text_20_body">
      <style:paragraph-properties fo:margin-left="0.2917in" fo:margin-right="0in" fo:margin-top="0in" fo:margin-bottom="0in" fo:text-indent="0in" style:auto-text-indent="false"/>
      <style:text-properties fo:color="#000000" style:text-underline-style="none" fo:font-weight="normal" style:font-weight-asian="normal" style:font-weight-complex="normal"/>
    </style:style>
    <style:style style:name="P65" style:family="paragraph" style:parent-style-name="Standard">
      <style:paragraph-properties fo:margin-top="0in" fo:margin-bottom="0in"/>
    </style:style>
    <style:style style:name="P66" style:family="paragraph" style:parent-style-name="Text_20_body">
      <style:paragraph-properties fo:margin-top="0in" fo:margin-bottom="0in"/>
    </style:style>
    <style:style style:name="P67" style:family="paragraph" style:parent-style-name="Text_20_body">
      <style:paragraph-properties fo:margin-top="0in" fo:margin-bottom="0in"/>
      <style:text-properties fo:font-style="italic" style:font-style-asian="italic" style:font-style-complex="italic"/>
    </style:style>
    <style:style style:name="P68" style:family="paragraph" style:parent-style-name="Text_20_body">
      <style:paragraph-properties fo:margin-top="0in" fo:margin-bottom="0in"/>
      <style:text-properties fo:font-style="italic" fo:font-weight="bold" style:font-style-asian="italic" style:font-weight-asian="bold" style:font-style-complex="italic" style:font-weight-complex="bold"/>
    </style:style>
    <style:style style:name="P69" style:family="paragraph" style:parent-style-name="List_20_Number">
      <style:paragraph-properties fo:margin-left="1in" fo:margin-right="0in" fo:text-indent="0in" style:auto-text-indent="false"/>
    </style:style>
    <style:style style:name="P70" style:family="paragraph" style:parent-style-name="List_20_Number">
      <style:paragraph-properties fo:margin-left="1in" fo:margin-right="0in" fo:text-indent="0in" style:auto-text-indent="false"/>
      <style:text-properties fo:font-style="italic" fo:font-weight="bold" style:font-style-asian="italic" style:font-weight-asian="bold" style:font-weight-complex="bold"/>
    </style:style>
    <style:style style:name="P71" style:family="paragraph" style:parent-style-name="List_20_Number">
      <style:paragraph-properties fo:margin-left="1in" fo:margin-right="0in" fo:text-indent="0in" style:auto-text-indent="false"/>
      <style:text-properties fo:font-style="italic" style:font-style-asian="italic"/>
    </style:style>
    <style:style style:name="P72" style:family="paragraph" style:parent-style-name="Text_20_body">
      <style:paragraph-properties fo:margin-left="0.5835in" fo:margin-right="0in" fo:text-indent="0in" style:auto-text-indent="false"/>
    </style:style>
    <style:style style:name="P73" style:family="paragraph" style:parent-style-name="Heading_20_3">
      <style:text-properties fo:color="#000000" fo:font-style="italic" fo:font-weight="bold" style:font-style-asian="italic" style:font-weight-asian="bold" style:font-style-complex="italic" style:font-weight-complex="bold"/>
    </style:style>
    <style:style style:name="P74" style:family="paragraph" style:parent-style-name="Standard" style:list-style-name="L3"/>
    <style:style style:name="P75" style:family="paragraph" style:parent-style-name="Standard" style:list-style-name="L3"/>
    <style:style style:name="P76" style:family="paragraph" style:parent-style-name="Standard" style:list-style-name="L3"/>
    <style:style style:name="P77" style:family="paragraph" style:parent-style-name="Standard" style:list-style-name="L4"/>
    <style:style style:name="P78" style:family="paragraph" style:parent-style-name="Standard" style:list-style-name="L5"/>
    <style:style style:name="P79" style:family="paragraph" style:parent-style-name="Standard" style:list-style-name="L8">
      <style:paragraph-properties fo:margin-left="0in" fo:margin-right="0in" fo:text-indent="0in" style:auto-text-indent="false"/>
    </style:style>
    <style:style style:name="P80" style:family="paragraph" style:parent-style-name="Standard" style:list-style-name="L8">
      <style:paragraph-properties fo:margin-left="0in" fo:margin-right="0in" fo:text-indent="0in" style:auto-text-indent="false"/>
    </style:style>
    <style:style style:name="P81" style:family="paragraph" style:parent-style-name="Text_20_body" style:list-style-name="L1">
      <style:paragraph-properties fo:margin-top="0in" fo:margin-bottom="0in"/>
    </style:style>
    <style:style style:name="P82" style:family="paragraph" style:parent-style-name="Text_20_body" style:list-style-name="L1">
      <style:paragraph-properties fo:margin-top="0in" fo:margin-bottom="0in"/>
    </style:style>
    <style:style style:name="P83" style:family="paragraph" style:parent-style-name="Text_20_body" style:list-style-name="L1">
      <style:paragraph-properties fo:margin-top="0in" fo:margin-bottom="0in"/>
    </style:style>
    <style:style style:name="P84" style:family="paragraph" style:parent-style-name="Text_20_body" style:list-style-name="L2">
      <style:paragraph-properties fo:margin-top="0in" fo:margin-bottom="0in"/>
    </style:style>
    <style:style style:name="P85" style:family="paragraph" style:parent-style-name="Text_20_body" style:list-style-name="L2">
      <style:paragraph-properties fo:margin-top="0in" fo:margin-bottom="0in"/>
      <style:text-properties fo:font-style="italic" style:font-style-asian="italic" style:font-style-complex="italic"/>
    </style:style>
    <style:style style:name="P86" style:family="paragraph" style:parent-style-name="Text_20_body" style:list-style-name="L2">
      <style:paragraph-properties fo:margin-top="0in" fo:margin-bottom="0in"/>
      <style:text-properties fo:font-style="italic" style:font-style-asian="italic" style:font-style-complex="italic"/>
    </style:style>
    <style:style style:name="P87" style:family="paragraph" style:parent-style-name="Text_20_body" style:list-style-name="L2">
      <style:paragraph-properties fo:margin-top="0in" fo:margin-bottom="0in"/>
      <style:text-properties fo:font-style="italic" style:font-style-asian="italic" style:font-style-complex="italic"/>
    </style:style>
    <style:style style:name="P88" style:family="paragraph" style:parent-style-name="Text_20_body" style:list-style-name="L2">
      <style:paragraph-properties fo:margin-top="0in" fo:margin-bottom="0in"/>
    </style:style>
    <style:style style:name="P89" style:family="paragraph" style:parent-style-name="Text_20_body" style:list-style-name="L2">
      <style:paragraph-properties fo:margin-top="0in" fo:margin-bottom="0in"/>
    </style:style>
    <style:style style:name="P90" style:family="paragraph" style:parent-style-name="Text_20_body" style:list-style-name="L2">
      <style:paragraph-properties fo:margin-top="0in" fo:margin-bottom="0in"/>
    </style:style>
    <style:style style:name="P91" style:family="paragraph" style:parent-style-name="Text_20_body" style:list-style-name="L2">
      <style:paragraph-properties fo:margin-top="0in" fo:margin-bottom="0in"/>
    </style:style>
    <style:style style:name="P92" style:family="paragraph" style:parent-style-name="Text_20_body" style:list-style-name="L2">
      <style:paragraph-properties fo:margin-top="0in" fo:margin-bottom="0in"/>
    </style:style>
    <style:style style:name="P93" style:family="paragraph" style:parent-style-name="Text_20_body" style:list-style-name="L2">
      <style:paragraph-properties fo:margin-top="0in" fo:margin-bottom="0in"/>
    </style:style>
    <style:style style:name="P94" style:family="paragraph" style:parent-style-name="Text_20_body" style:list-style-name="L6">
      <style:paragraph-properties fo:margin-left="0in" fo:margin-right="0in" fo:text-indent="0in" style:auto-text-indent="false"/>
      <style:text-properties fo:color="#000000" style:font-name="Times New Roman"/>
    </style:style>
    <style:style style:name="P95"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96" style:family="paragraph" style:parent-style-name="Text_20_body" style:list-style-name="L7">
      <style:paragraph-properties fo:margin-left="0in" fo:margin-right="0in" fo:margin-top="0in" fo:margin-bottom="0in" fo:text-indent="0in" style:auto-text-indent="false"/>
      <style:text-properties fo:color="#000000" fo:font-weight="normal" style:font-weight-asian="normal" style:font-weight-complex="normal"/>
    </style:style>
    <style:style style:name="P97" style:family="paragraph" style:parent-style-name="Text_20_body">
      <style:paragraph-properties fo:margin-left="0in" fo:margin-right="0in" fo:margin-top="0in" fo:margin-bottom="0.0598in" fo:text-indent="0in" style:auto-text-indent="false"/>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P98" style:family="paragraph" style:parent-style-name="Text_20_body">
      <style:paragraph-properties fo:margin-left="0in" fo:margin-right="0in" fo:margin-top="0in" fo:margin-bottom="0.0598in" fo:text-indent="0in" style:auto-text-indent="false"/>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99" style:family="paragraph" style:parent-style-name="Text_20_body" style:list-style-name="WW8Num18">
      <style:paragraph-properties fo:margin-left="-1in" fo:margin-right="0in" fo:text-indent="0in" style:auto-text-indent="false"/>
      <style:text-properties fo:color="#000000" style:font-name="Times New Roman"/>
    </style:style>
    <style:style style:name="P100" style:family="paragraph" style:parent-style-name="Text_20_body" style:list-style-name="WW8Num18">
      <style:paragraph-properties fo:margin-left="-1in" fo:margin-right="0in" fo:text-indent="0in" style:auto-text-indent="false"/>
      <style:text-properties fo:color="#000000" style:font-name="Times New Roman"/>
    </style:style>
    <style:style style:name="P101" style:family="paragraph" style:parent-style-name="List" style:list-style-name="L7">
      <style:paragraph-properties fo:margin-left="0in" fo:margin-right="0in" fo:margin-top="0in" fo:margin-bottom="0in" fo:text-indent="0in" style:auto-text-indent="false"/>
      <style:text-properties fo:color="#000000" style:text-underline-style="none" fo:font-weight="normal" style:font-weight-asian="normal" style:font-weight-complex="normal"/>
    </style:style>
    <style:style style:name="P10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0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4" style:family="paragraph" style:parent-style-name="Contents_20_2">
      <style:paragraph-properties>
        <style:tab-stops>
          <style:tab-stop style:position="5.5252in" style:type="right" style:leader-style="dotted" style:leader-text="."/>
        </style:tab-stops>
      </style:paragraph-properties>
    </style:style>
    <style:style style:name="P105" style:family="paragraph" style:parent-style-name="Contents_20_3">
      <style:paragraph-properties>
        <style:tab-stops>
          <style:tab-stop style:position="5.3583in" style:type="right" style:leader-style="dotted" style:leader-text="."/>
        </style:tab-stops>
      </style:paragraph-properties>
    </style:style>
    <style:style style:name="P10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0"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1"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2" style:family="paragraph" style:parent-style-name="List_20_Number" style:list-style-name="WW8Num14">
      <style:paragraph-properties fo:margin-left="0in" fo:margin-right="0in" fo:text-indent="0in" style:auto-text-indent="false"/>
    </style:style>
    <style:style style:name="P113" style:family="paragraph" style:parent-style-name="List_20_Number" style:list-style-name="WW8Num14">
      <style:paragraph-properties fo:margin-left="0in" fo:margin-right="0in" fo:text-indent="0in" style:auto-text-indent="false"/>
    </style:style>
    <style:style style:name="P114" style:family="paragraph" style:parent-style-name="List_20_Number" style:list-style-name="WW8Num14">
      <style:paragraph-properties fo:margin-left="0in" fo:margin-right="0in" fo:text-indent="0in" style:auto-text-indent="false"/>
    </style:style>
    <style:style style:name="P115" style:family="paragraph" style:parent-style-name="List_20_Number" style:list-style-name="WW8Num14">
      <style:paragraph-properties fo:margin-left="0in" fo:margin-right="0in" fo:text-indent="0in" style:auto-text-indent="false"/>
    </style:style>
    <style:style style:name="P116" style:family="paragraph" style:parent-style-name="List_20_Number" style:list-style-name="WW8Num29">
      <style:paragraph-properties fo:margin-left="0in" fo:margin-right="0in" fo:text-indent="0in" style:auto-text-indent="false"/>
    </style:style>
    <style:style style:name="P117" style:family="paragraph" style:parent-style-name="List_20_Number">
      <style:paragraph-properties fo:margin-left="0in" fo:margin-right="0in" fo:text-indent="0in" style:auto-text-indent="false">
        <style:tab-stops>
          <style:tab-stop style:position="1.15in"/>
        </style:tab-stops>
      </style:paragraph-properties>
    </style:style>
    <style:style style:name="P118" style:family="paragraph" style:parent-style-name="List_20_Number">
      <style:paragraph-properties fo:margin-left="0in" fo:margin-right="0in" fo:text-indent="0in" style:auto-text-indent="false">
        <style:tab-stops>
          <style:tab-stop style:position="1.15in"/>
        </style:tab-stops>
      </style:paragraph-properties>
    </style:style>
    <style:style style:name="P119" style:family="paragraph" style:parent-style-name="List_20_Continue" style:list-style-name="L7">
      <style:paragraph-properties fo:margin-left="0in" fo:margin-right="0in" fo:margin-top="0in" fo:margin-bottom="0in" fo:text-indent="0in" style:auto-text-indent="false"/>
      <style:text-properties fo:color="#000000" style:text-underline-style="none" fo:font-weight="normal" style:font-weight-asian="normal" style:font-weight-complex="normal"/>
    </style:style>
    <style:style style:name="P120"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00"/>
    </style:style>
    <style:style style:name="T20" style:family="text">
      <style:text-properties fo:color="#000000" fo:font-style="italic" style:font-style-asian="italic" style:font-style-complex="italic"/>
    </style:style>
    <style:style style:name="T21" style:family="text">
      <style:text-properties fo:color="#000000" fo:font-style="italic" fo:font-weight="bold" style:font-style-asian="italic" style:font-weight-asian="bold" style:font-style-complex="italic" style:font-weight-complex="bold"/>
    </style:style>
    <style:style style:name="T22" style:family="text">
      <style:text-properties fo:color="#000000" fo:font-style="normal" style:font-style-asian="normal" style:font-style-complex="normal"/>
    </style:style>
    <style:style style:name="T23" style:family="text">
      <style:text-properties fo:color="#000000" style:font-name="Times New Roman"/>
    </style:style>
    <style:style style:name="T24" style:family="text">
      <style:text-properties fo:color="#000000" style:font-name="Times New Roman" fo:font-weight="bold" style:font-weight-asian="bold" style:font-weight-complex="bold"/>
    </style:style>
    <style:style style:name="T25" style:family="text">
      <style:text-properties fo:color="#000000" style:font-name="Times New Roman" fo:font-size="12pt" fo:font-weight="normal" style:font-size-asian="12pt" style:font-weight-asian="normal" style:font-size-complex="12pt" style:font-weight-complex="normal"/>
    </style:style>
    <style:style style:name="T26" style:family="text">
      <style:text-properties fo:color="#000000" style:font-name="Times New Roman" fo:font-size="12pt" fo:font-weight="bold" style:font-size-asian="12pt" style:font-weight-asian="bold" style:font-size-complex="12pt" style:font-weight-complex="bold"/>
    </style:style>
    <style:style style:name="T27"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8"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30" style:family="text">
      <style:text-properties fo:color="#000000" style:font-name="Times New Roman" fo:font-size="12pt" style:font-name-asian="TimesNewRomanPSMT" style:font-size-asian="12pt" style:font-name-complex="TimesNewRomanPSMT" style:font-size-complex="12pt"/>
    </style:style>
    <style:style style:name="T31" style:family="text">
      <style:text-properties fo:color="#000000" style:font-name="Times New Roman" fo:font-weight="normal" style:font-weight-asian="normal" style:font-weight-complex="normal"/>
    </style:style>
    <style:style style:name="T32" style:family="text">
      <style:text-properties fo:color="#000000" fo:font-weight="bold" style:font-weight-asian="bold" style:font-weight-complex="bold"/>
    </style:style>
    <style:style style:name="T33"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34" style:family="text">
      <style:text-properties fo:color="#000000" style:font-name="Times" fo:font-size="12pt" fo:font-weight="normal" style:font-size-asian="12pt" style:font-weight-asian="normal" style:font-size-complex="12pt" style:font-weight-complex="normal"/>
    </style:style>
    <style:style style:name="T35"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36"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37"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38" style:family="text">
      <style:text-properties fo:font-weight="normal" style:font-weight-asian="normal" style:font-weight-complex="normal"/>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bold" style:font-weight-asian="bold" style:font-weight-complex="bold"/>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size="12pt" fo:font-style="italic" style:font-size-asian="12pt" style:font-style-asian="italic" style:font-size-complex="12pt" style:font-style-complex="italic"/>
    </style:style>
    <style:style style:name="T44" style:family="text">
      <style:text-properties fo:font-size="12pt" fo:font-style="italic" fo:font-weight="bold" style:font-size-asian="12pt" style:font-style-asian="italic" style:font-weight-asian="bold" style:font-size-complex="12pt" style:font-style-complex="italic" style:font-weight-complex="bold"/>
    </style:style>
    <style:style style:name="T45" style:family="text">
      <style:text-properties fo:font-size="12pt" fo:font-style="normal" style:font-size-asian="12pt" style:language-asian="zh" style:country-asian="CN" style:font-style-asian="normal" style:font-size-complex="12pt" style:font-style-complex="normal"/>
    </style:style>
    <style:style style:name="T46" style:family="text">
      <style:text-properties fo:font-size="12pt" fo:font-style="normal" style:font-size-asian="12pt" style:font-style-asian="normal" style:font-size-complex="12pt" style:font-style-complex="normal"/>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style:text-underline-style="solid" style:text-underline-width="auto" style:text-underline-color="font-color" style:font-size-asian="12pt" style:font-size-complex="12pt"/>
    </style:style>
    <style:style style:name="T49" style:family="text">
      <style:text-properties fo:font-size="12pt" style:text-underline-style="none" style:font-size-asian="12pt" style:font-size-complex="12pt"/>
    </style:style>
    <style:style style:name="T50"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1" style:family="text">
      <style:text-properties fo:color="#ff0000"/>
    </style:style>
    <style:style style:name="T52" style:family="text">
      <style:text-properties fo:color="#ff0000" fo:font-style="italic" fo:font-weight="bold" style:font-style-asian="italic" style:font-weight-asian="bold" style:font-style-complex="italic" style:font-weight-complex="bold"/>
    </style:style>
    <style:style style:name="T53" style:family="text">
      <style:text-properties style:font-name="TimesNewRomanPSMT" fo:font-size="12pt" style:text-underline-style="none" style:font-name-asian="TimesNewRomanPSMT" style:font-size-asian="12pt" style:font-name-complex="TimesNewRomanPSMT" style:font-size-complex="12pt"/>
    </style:style>
    <style:style style:name="T54" style:family="text">
      <style:text-properties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prefix="("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prefix="("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xCAT 2 on AIX</text:p>
      <text:p text:style-name="P22">Updating AIX cluster nodes</text:p>
      <text:p text:style-name="P54"><text:date style:data-style-name="N36" text:date-value="2010-08-13T12:46:40.35">08/13/2010</text:date>, <text:time style:data-style-name="N43" text:time-value="2010-08-13T12:46:40.35">12:46:40 PM</text:time></text:p>
      <text:p text:style-name="Date"/>
      <text:table-of-content text:style-name="Sect1" text:name="Table of Contents1">
        <text:table-of-content-source text:outline-level="5"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03"><text:a xlink:type="simple" xlink:href="#1.Overview|outline">1.0 Overview<text:tab/>2</text:a></text:p>
          <text:p text:style-name="P103"><text:a xlink:type="simple" xlink:href="#2.Synchronizing configuration files|outline">2.0 Synchronizing configuration files<text:tab/>2</text:a></text:p>
          <text:p text:style-name="P104"><text:a xlink:type="simple" xlink:href="#2.1.Create the synclist file|outline">2.1 Create the synclist file<text:tab/>2</text:a></text:p>
          <text:p text:style-name="P104"><text:a xlink:type="simple" xlink:href="#2.2.Indicate the location of the synclist file|outline">2.2 Indicate the location of the synclist file<text:tab/>3</text:a></text:p>
          <text:p text:style-name="P104"><text:a xlink:type="simple" xlink:href="#2.3.Run updatenode to synchronize the files|outline">2.3 Run updatenode to synchronize the files<text:tab/>3</text:a></text:p>
          <text:p text:style-name="P103"><text:a xlink:type="simple" xlink:href="#3.Running customization scripts|outline">3.0 Running customization scripts<text:tab/>4</text:a></text:p>
          <text:p text:style-name="P103"><text:a xlink:type="simple" xlink:href="#4.Updating software on AIX standalone (diskfull) nodes|outline">4.0 Updating software on AIX standalone (diskfull) nodes<text:tab/>4</text:a></text:p>
          <text:p text:style-name="P104"><text:a xlink:type="simple" xlink:href="#4.1.Using the updatenode command|outline">4.1 Using the updatenode command<text:tab/>5</text:a></text:p>
          <text:p text:style-name="P105"><text:a xlink:type="simple" xlink:href="#4.1.1.Copy software to the appropriate directories|outline">4.1.1 Copy software to the appropriate directories<text:tab/>5</text:a></text:p>
          <text:p text:style-name="P105"><text:a xlink:type="simple" xlink:href="#4.1.2.Specify the names of the software to update|outline">4.1.2 Specify the names of the software to update<text:tab/>6</text:a></text:p>
          <text:p text:style-name="P105"><text:a xlink:type="simple" xlink:href="#4.1.3.Run the updatenode command|outline">4.1.3 Run the updatenode command<text:tab/>7</text:a></text:p>
          <text:p text:style-name="P104"><text:a xlink:type="simple" xlink:href="#4.2.Using the xdsh method|outline">4.2 Using the xdsh method<text:tab/>9</text:a></text:p>
          <text:p text:style-name="P103"><text:a xlink:type="simple" xlink:href="#5.Updating software for AIX diskless nodes|outline">5.0 Updating software for AIX diskless nodes<text:tab/>10</text:a></text:p>
          <text:p text:style-name="P104"><text:a xlink:type="simple" xlink:href="#5.1.Create a new image|outline">5.1 Create a new image<text:tab/>10</text:a></text:p>
          <text:p text:style-name="P105"><text:a xlink:type="simple" xlink:href="#5.1.1.Create a new image from different source|outline">5.1.1 Create a new image from different source<text:tab/>10</text:a></text:p>
          <text:p text:style-name="P105"><text:a xlink:type="simple" xlink:href="#5.1.2.Copy an existing image|outline">5.1.2 Copy an existing image<text:tab/>11</text:a></text:p>
          <text:p text:style-name="P104"><text:a xlink:type="simple" xlink:href="#5.2.Update the image (SPOT)|outline">5.2 Update the image (SPOT)<text:tab/>11</text:a></text:p>
          <text:p text:style-name="P105"><text:a xlink:type="simple" xlink:href="#5.2.1.Add or update software |outline">5.2.1 Add or update software <text:tab/>12</text:a></text:p>
          <text:p text:style-name="P105"><text:a xlink:type="simple" xlink:href="#5.2.2.Update system configuration files.|outline">5.2.2 Update system configuration files.<text:tab/>14</text:a></text:p>
          <text:p text:style-name="P120"><text:a xlink:type="simple" xlink:href="#5.2.2.1.To update manually|outline">5.2.2.1 To update manually<text:tab/>14</text:a></text:p>
          <text:p text:style-name="P120"><text:a xlink:type="simple" xlink:href="#5.2.2.2.To update using mknimimage|outline">5.2.2.2 To update using mknimimage<text:tab/>14</text:a></text:p>
          <text:p text:style-name="P105"><text:a xlink:type="simple" xlink:href="#5.2.3.Run commands in the SPOT using chroot.|outline">5.2.3 Run commands in the SPOT using chroot.<text:tab/>15</text:a></text:p>
          <text:p text:style-name="P104"><text:a xlink:type="simple" xlink:href="#5.3.Verify the new image (optional)|outline">5.3 Verify the new image (optional)<text:tab/>16</text:a></text:p>
          <text:p text:style-name="P104"><text:a xlink:type="simple" xlink:href="#5.4.Re-initialize the NIM diskless nodes|outline">5.4 Re-initialize the NIM diskless nodes<text:tab/>17</text:a></text:p>
          <text:p text:style-name="P104"><text:a xlink:type="simple" xlink:href="#5.5.Verify node readiness (optional)|outline">5.5 Verify node readiness (optional)<text:tab/>18</text:a></text:p>
          <text:p text:style-name="P104"><text:a xlink:type="simple" xlink:href="#5.6.Initiate a network boot|outline">5.6 Initiate a network boot<text:tab/>18</text:a></text:p>
          <text:p text:style-name="P103"><text:a xlink:type="simple" xlink:href="#6. Getting software and firmware levels|outline">6.0 <text:s/>Getting software and firmware levels<text:tab/>19</text:a></text:p>
          <text:p text:style-name="P104"><text:a xlink:type="simple" xlink:href="#6.1.Using the sinv command|outline">6.1 Using the sinv command<text:tab/>19</text:a></text:p>
          <text:p text:style-name="P103"><text:a xlink:type="simple" xlink:href="#7. Creating a NIM installp_bundle resource|outline">7.0 <text:s/>Creating a NIM installp_bundle resource<text:tab/>19</text:a></text:p>
          <text:p text:style-name="P103"><text:a xlink:type="simple" xlink:href="#8.Using the rolling update support |outline">8.0 Using the rolling update support <text:tab/>20</text:a></text:p>
          <text:p text:style-name="P103"><text:a xlink:type="simple" xlink:href="#9. Upgrading xCAT on the management node|outline">9.0 <text:s/>Upgrading xCAT on the management node<text:tab/>20</text:a></text:p>
          <text:p text:style-name="P104"><text:a xlink:type="simple" xlink:href="#9.1.Download and install the prerequisite Open Source Software (OSS)|outline">9.1 Download and install the prerequisite Open Source Software (OSS)<text:tab/>20</text:a></text:p>
          <text:p text:style-name="P104"><text:a xlink:type="simple" xlink:href="#9.2.Download and install the xCAT software.|outline">9.2 Download and install the xCAT software.<text:tab/>21</text:a></text:p>
          <text:p text:style-name="P104"><text:a xlink:type="simple" xlink:href="#9.3.Verify the xCAT installation.|outline">9.3 Verify the xCAT installation.<text:tab/>21</text:a></text:p>
          <text:p text:style-name="P103"><text:a xlink:type="simple" xlink:href="#10. Upgrading xCAT on service nodes|outline">10.0 <text:s/>Upgrading xCAT on service nodes<text:tab/>22</text:a></text:p>
          <text:p text:style-name="P104"><text:a xlink:type="simple" xlink:href="#10.1.Download the new software|outline">10.1 Download the new software<text:tab/>22</text:a></text:p>
          <text:p text:style-name="P104"><text:a xlink:type="simple" xlink:href="#10.2.Copy the new rpms to the NIM lpp_source directories|outline">10.2 Copy the new rpms to the NIM lpp_source directories<text:tab/>22</text:a></text:p>
          <text:p text:style-name="P104"><text:a xlink:type="simple" xlink:href="#10.3.Remove the old xCAT rpms from the lpp_source location.|outline">10.3 Remove the old xCAT rpms from the lpp_source location.<text:tab/>23</text:a></text:p>
          <text:p text:style-name="P104"><text:a xlink:type="simple" xlink:href="#10.4. Update the NIM installp_bundle resources|outline">10.4 <text:s/>Update the NIM installp_bundle resources<text:tab/>23</text:a></text:p>
          <text:p text:style-name="P104"><text:a xlink:type="simple" xlink:href="#10.5. Check the osimage (optional)|outline">10.5 <text:s/>Check the osimage (optional)<text:tab/>23</text:a></text:p>
          <text:p text:style-name="P104"><text:a xlink:type="simple" xlink:href="#10.6.Run the updatenode command to install the software|outline">10.6 Run the updatenode command to install the software<text:tab/>24</text:a></text:p>
        </text:index-body>
      </text:table-of-content>
      <text:p text:style-name="P1"><text:soft-page-break/></text:p>
      <text:h text:style-name="Heading_20_1" text:outline-level="1">Overview</text:h>
      <text:p text:style-name="P3"/>
      <text:p text:style-name="P23">There are various techniques that can be used to update the nodes of an xCAT cluster. <text:s text:c="2"/>This document describes some of the basic support that is provided for AIX nodes.</text:p>
      <text:p text:style-name="P23">XCAT provides support for distributing configuration files, updating software and running customization scripts on the cluster nodes.</text:p>
      <text:p text:style-name="P24"><text:span text:style-name="T30">These will be described in separate sections although, in some cases, you could do all three by running one command (</text:span><text:span text:style-name="T27">updatenode</text:span><text:span text:style-name="T30">).</text:span></text:p>
      <text:p text:style-name="P24"><text:span text:style-name="T30">See the </text:span><text:span text:style-name="T27">updatenode</text:span><text:span text:style-name="T30"> man page for for details and examples.</text:span></text:p>
      <text:h text:style-name="Heading_20_1" text:outline-level="1">Synchronizing configuration files</text:h>
      <text:p text:style-name="Standard"/>
      <text:p text:style-name="Standard">The xCAT <text:span text:style-name="T2">updatenode</text:span> command can be used to distribute and synchronize files on the cluster nodes.</text:p>
      <text:p text:style-name="Standard"/>
      <text:p text:style-name="P66">The basic process for distributing and synchronizing nodes is:</text:p>
      <text:list text:style-name="L1">
        <text:list-item>
          <text:p text:style-name="P81">Create a synclist file. (File containing a list of files to sysnchronize.)</text:p>
        </text:list-item>
        <text:list-item>
          <text:p text:style-name="P81">Indicate the location of the synclist file.</text:p>
        </text:list-item>
        <text:list-item>
          <text:p text:style-name="P81">Run the updatenode command to update the nodes.</text:p>
        </text:list-item>
      </text:list>
      <text:p text:style-name="P66"/>
      <text:p text:style-name="P66">Files may be distributed and synchronized for both diskless and diskfull nodes. However, since some filesystems are mounted read-only on AIX diskless nodes it may not be possible to update all files on AIX systems. <text:s/>For example, any files under /usr on AIX diskless nodes cannot be updated.</text:p>
      <text:h text:style-name="Heading_20_2" text:outline-level="2">Create the synclist file</text:h>
      <text:p text:style-name="P66"/>
      <text:p text:style-name="Text_20_body">The synclist file contains the configuration entries that specify where the files should be synced to. In the synclist file, each line is an entry which describes the location of the source files and the destination location for the files on the target node.</text:p>
      <text:p text:style-name="P66">The basic entry format looks like following:</text:p>
      <text:p text:style-name="P66"/>
      <text:p text:style-name="P66"><text:tab/><text:span text:style-name="T5">path_of_src_file1 <text:s/>-&gt; path_of_dst_file1</text:span></text:p>
      <text:p text:style-name="P67"><text:tab/>path_of_src_file1 <text:s/>path_of_src_file2 ... -&gt; path_of_dst_directory</text:p>
      <text:p text:style-name="P66"/>
      <text:p text:style-name="P66">The <text:span text:style-name="T5">path_of_src_file</text:span>* should be the full path of the source file on the Management Node. <text:s/>The <text:span text:style-name="T5">path_of_dst_file</text:span>* should file on the Management Node. <text:s/>The <text:span text:style-name="T5">path_of_dst_file</text:span>* should be the full path of the destination file on target node. The <text:span text:style-name="T5">path_of_dst_directory</text:span> should be the full path of the destination directory. <text:s/>Since the synclist file is for common purpose, the target node need not be configured init, it will be the noderange input to updatenode.</text:p>
      <text:p text:style-name="P66"><text:soft-page-break/></text:p>
      <text:p text:style-name="P66">The following formats are supported:</text:p>
      <text:list text:style-name="L2">
        <text:list-item>
          <text:p text:style-name="P84">sync file /etc/file1 to the file /etc/file1 on the node with the same file name. Note with one file, full path to file must be provide.</text:p>
          <text:p text:style-name="P85"/>
          <text:list>
            <text:list-header>
              <text:p text:style-name="P85">/etc/file1 -&gt; /etc/file1</text:p>
            </text:list-header>
          </text:list>
          <text:p text:style-name="P84"/>
        </text:list-item>
        <text:list-item>
          <text:p text:style-name="P84">sync file /etc/file2 to the file /etc/file3 on the node (with different file name)</text:p>
          <text:list>
            <text:list-header>
              <text:p text:style-name="P84"/>
              <text:p text:style-name="P85">/etc/file2 -&gt; /etc/file3</text:p>
              <text:p text:style-name="P84"/>
            </text:list-header>
          </text:list>
        </text:list-item>
        <text:list-item>
          <text:p text:style-name="P84">sync file /etc/file2 to the file /etc/tmp/file3 on the node with different file name, different directory) If the directory does not exist, it will be created.</text:p>
        </text:list-item>
      </text:list>
      <text:p text:style-name="P66"/>
      <text:p text:style-name="P66"><text:tab/><text:tab/><text:span text:style-name="T5">/etc/file2 -&gt; /etc/tmp/file3</text:span></text:p>
      <text:p text:style-name="P66"/>
      <text:list text:style-name="L2" text:continue-numbering="true">
        <text:list-item>
          <text:p text:style-name="P84">sync the multiple files /etc/file1, /etc/file2,/etc/file3, ... to the directory /tmp/etc (/tmp/etc must be a directory when multiple files are sync'd at one time). <text:s/>If the directory does not exist, xdcp will create it.</text:p>
        </text:list-item>
      </text:list>
      <text:p text:style-name="P66"/>
      <text:p text:style-name="P66"><text:tab/><text:tab/><text:span text:style-name="T5">/etc/file1 /etc/file2 /etc/file3 -&gt; /tmp/etc</text:span><text:tab/><text:tab/></text:p>
      <text:p text:style-name="P66"/>
      <text:p text:style-name="P66">For more information on using the synclists file see the following documentation.</text:p>
      <text:p text:style-name="P65"><text:a xlink:type="simple" xlink:href="http://xcat.svn.sourceforge.net/viewvc/xcat/xcat-core/trunk/xCAT-client/share/doc/xCAT2SyncFilesHowTo.pdf"><text:span text:style-name="_20_Char"><text:span text:style-name="T50">(http://xcat.svn.sourceforge.net/viewvc/xcat/xcat-core/trunk/xCAT-client/share/doc/xCAT2SyncFilesHowTo.pdf )</text:span></text:span></text:a></text:p>
      <text:h text:style-name="Heading_20_2" text:outline-level="2">Indicate the location of the synclist file</text:h>
      <text:p text:style-name="P66">For AIX nodes, add a full path of the synclist file to the "synclists" attribute of the xCAT <text:span text:style-name="T5">osimage</text:span> used by the node. <text:s/>The name of the <text:span text:style-name="T5">osimage</text:span> used by the node is specified by the “provmethod” attribute of the node definition.</text:p>
      <text:p text:style-name="P66"/>
      <text:p text:style-name="P66">You can use the <text:span text:style-name="T2">lsdef</text:span> command to get the value of “provmethod” for a node. <text:s/>For example.</text:p>
      <text:p text:style-name="P66"><text:tab/><text:tab/><text:span text:style-name="T6">lsdef -t node -o node321 -i <text:s/>provmethod</text:span></text:p>
      <text:p text:style-name="P66"/>
      <text:p text:style-name="P66">Once you have the name of the xCAT <text:span text:style-name="T5">osimage</text:span> definition then you can update it using the <text:span text:style-name="T2">chdef</text:span> command.</text:p>
      <text:p text:style-name="P66"/>
      <text:p text:style-name="P66"><text:s text:c="12"/><text:tab/><text:span text:style-name="T6">chdef -t osimage -o myosimage synclists=/mydir/syncfile1</text:span></text:p>
      <text:h text:style-name="Heading_20_2" text:outline-level="2">Run updatenode to synchronize the files</text:h>
      <text:p text:style-name="P66"/>
      <text:p text:style-name="P66">Run the updatenode command to synchronize the files specified in the synclists file.</text:p>
      <text:p text:style-name="P66"/>
      <text:p text:style-name="P66"><text:tab/><text:span text:style-name="T6">updatenode <text:s/>node321 -F</text:span></text:p>
      <text:p text:style-name="P68"/>
      <text:h text:style-name="P46" text:outline-level="1"><text:soft-page-break/>Running customization scripts</text:h>
      <text:p text:style-name="P39"/>
      <text:p text:style-name="Standard">You can use the <text:span text:style-name="T2">updatenode</text:span> command to run customization scripts on the cluster nodes.</text:p>
      <text:p text:style-name="Standard"/>
      <text:p text:style-name="Standard"><text:span text:style-name="T13">Any scripts that you wish to have run must be copied to the /install/postscripts</text:span> directory on the xCAT management node. (Make sure they are executable.)</text:p>
      <text:p text:style-name="Standard"/>
      <text:p text:style-name="P11">To run scripts on a node you must either specify them on the command line or you must add them to the "postbootscripts" attribute for the node.</text:p>
      <text:p text:style-name="Standard"/>
      <text:p text:style-name="Standard">To set the “postbootscripts” attribute of the node (or group) definition you can use the xCAT <text:span text:style-name="T2">chdef</text:span> command. Set the value to be a comma separated list of the scripts that you want to be executed on the nodes. The order of the scripts in the list determines the order in which they will be run. <text:s/>You could also set the “postbootscripts” value by directly editing the xCAT "postscripts" database table using the xCAT <text:span text:style-name="T2">tabedit</text:span> command.</text:p>
      <text:p text:style-name="Standard"/>
      <text:p text:style-name="Standard">Scripts may be run on both diskless and diskfull nodes.</text:p>
      <text:p text:style-name="Standard"/>
      <text:p text:style-name="P11">Use the <text:span text:style-name="T2">updatenode</text:span> command to run the customization scripts on the nodes.</text:p>
      <text:p text:style-name="Standard"/>
      <text:p text:style-name="Standard">Examples:</text:p>
      <text:p text:style-name="Standard"/>
      <text:list text:style-name="L3">
        <text:list-item>
          <text:p text:style-name="P74">To run all the customization scripts that have been designated for the nodes, (in the "postbootscripts" attribute), type:</text:p>
        </text:list-item>
      </text:list>
      <text:p text:style-name="Standard"><text:tab/></text:p>
      <text:p text:style-name="Standard"><text:tab/><text:tab/><text:span text:style-name="T6">updatenode node01,node02 -P</text:span></text:p>
      <text:p text:style-name="P10"/>
      <text:list text:style-name="L3" text:continue-numbering="true">
        <text:list-item>
          <text:p text:style-name="P74">To run the "syslog" script for the nodes, type:</text:p>
        </text:list-item>
      </text:list>
      <text:p text:style-name="Standard"/>
      <text:p text:style-name="Standard"><text:tab/><text:tab/><text:span text:style-name="T6">updatenode node01 -P syslog</text:span></text:p>
      <text:p text:style-name="Standard"/>
      <text:list text:style-name="L3" text:continue-numbering="true">
        <text:list-item>
          <text:p text:style-name="P74">To run <text:s/>a list of scripts on all the nodes in the group “aixnodes”, type:</text:p>
        </text:list-item>
      </text:list>
      <text:p text:style-name="Standard"><text:tab/></text:p>
      <text:p text:style-name="Standard"><text:tab/><text:tab/><text:span text:style-name="T6">updatenode aixnodes -P script1,script2</text:span></text:p>
      <text:p text:style-name="Standard"><text:s/></text:p>
      <text:h text:style-name="Heading_20_1" text:outline-level="1">Updating software on AIX standalone (diskfull) nodes</text:h>
      <text:p text:style-name="Standard"/>
      <text:p text:style-name="Standard"><text:span text:style-name="T2">Note</text:span>: The <text:span text:style-name="T2">updatenode</text:span> command cannot be used to apply software updates to diskless nodes. <text:s/>See the section below on how to update diskless nodes.</text:p>
      <text:p text:style-name="Standard"/>
      <text:p text:style-name="Standard"><text:soft-page-break/>It is also possible to use the <text:span text:style-name="T2">xdsh</text:span> command to update software on diskfull cluster nodes. <text:s text:c="2"/>See the section below that describes this procedure.</text:p>
      <text:h text:style-name="Heading_20_2" text:outline-level="2">Using the updatenode command</text:h>
      <text:p text:style-name="Standard"/>
      <text:p text:style-name="Standard">The xCAT <text:span text:style-name="T2">updatenode</text:span> command can be used to perform software maintenance operations on AIX/NIM standalone machines. <text:s/>This command uses underlying <text:s/>AIX commands to perform the remote customization of AIX diskfull (standalone) nodes. <text:s/>It supports the AIX <text:span text:style-name="T2">installp</text:span>, <text:span text:style-name="T2">rpm</text:span>, and <text:span text:style-name="T2">emgr</text:span> software packaging formats. <text:s text:c="2"/></text:p>
      <text:p text:style-name="Standard"/>
      <text:h text:style-name="Heading_20_3" text:outline-level="3">Copy software to the appropriate directories</text:h>
      <text:p text:style-name="Standard"/>
      <text:p text:style-name="Standard">The xCAT support for maintaining software on cluster nodes encourages a structured approach that will make it easier to manage software levels in large cluster environments. <text:s/></text:p>
      <text:p text:style-name="Standard"/>
      <text:p text:style-name="Standard">As part of this approach the recommended process is to <text:span text:style-name="T13">copy the software packages and/or updates that you wish to install on the nodes to the appropriate directory locations in the NIM lpp_source resource that you are using for the nodes. <text:s/></text:span></text:p>
      <text:p text:style-name="P11"/>
      <text:p text:style-name="P12">(This step is needed to ensure that the software updates will be available in a known location when doing subsequent installations and/or updates etc.)</text:p>
      <text:p text:style-name="P12"/>
      <text:p text:style-name="Standard"><text:span text:style-name="T41">Note</text:span><text:span text:style-name="T39">: <text:s/>If you wish to use some other directory to store your software you can use the </text:span><text:span text:style-name="T41">updatenode</text:span><text:span text:style-name="T39"> command with the “-d &lt;dirname&gt;” to specify an alternate source location. <text:s/>Make sure the alternate directory is mountable and that the files are readable. <text:s/>See the </text:span><text:span text:style-name="T41">updatenode</text:span><text:span text:style-name="T39"> </text:span><text:span text:style-name="T41">man</text:span><text:span text:style-name="T39"> page for details. </text:span></text:p>
      <text:p text:style-name="P12"/>
      <text:p text:style-name="Text_20_body"><text:span text:style-name="T13">A simple way to copy software to the lpp_source locations is to use the “nim -o update” command.</text:span> <text:s text:c="2"/>With this NIM command you simply need to provide the name of the NIM lpp_source resource and it will automatically copy your files to the correct locations.</text:p>
      <text:p text:style-name="Text_20_body">For example, assume all your software has been saved in the temporary location <text:s text:c="2"/><text:span text:style-name="T5">/tmp/images</text:span>. <text:s/></text:p>
      <text:p text:style-name="Text_20_body">To add all the packages to the lpp_source resource named “<text:span text:style-name="T12">61image_lpp_source” </text:span><text:s/>you could run the following command:</text:p>
      <text:p text:style-name="Text_20_body"><text:tab/><text:span text:style-name="T44">nim -o update -a packages=all -a source=/tmp/images <text:s/>610image_lpp_source</text:span></text:p>
      <text:p text:style-name="P14">The NIM command will find the correct directories and update the lpp_source resource.</text:p>
      <text:p text:style-name="P12"/>
      <text:p text:style-name="Standard"><text:span text:style-name="T13">To find the correct lpp_source for the node</text:span> you must first get the name of the xCAT <text:span text:style-name="T5">osimage</text:span> definition from the "provmethod" attribute of the xCAT <text:span text:style-name="T5">node</text:span> definition and <text:soft-page-break/>then get the name of the <text:span text:style-name="T5">lpp_source</text:span> resource from the <text:span text:style-name="T5">osimage</text:span> definition. You can use the xCAT <text:span text:style-name="T2">lsdef</text:span> command to display <text:s/>the <text:span text:style-name="T5">node</text:span> and <text:span text:style-name="T5">osimage</text:span> definitions.</text:p>
      <text:p text:style-name="Standard"/>
      <text:p text:style-name="Standard">For example.</text:p>
      <text:p text:style-name="Standard"/>
      <text:p text:style-name="Standard"><text:tab/><text:span text:style-name="T6">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6">lsdef -t osimage -o 61image -l</text:span></text:p>
      <text:p text:style-name="Text_20_body">which gives you the <text:span text:style-name="T5">osimage</text:span> definition. <text:s/>The name of the NIM <text:span text:style-name="T5">lpp_source</text:span> resource is provided by the “lpp_source” attribute value.</text:p>
      <text:p text:style-name="Text_20_body">If you wish to copy the files manually you must first find the location of the lpp_source directories. <text:s/>Do this by running the “lsnim -l &lt;lpp_source_name&gt;” command.</text:p>
      <text:p text:style-name="Text_20_body"><text:tab/><text:span text:style-name="T9">lsnim -l 61image_lpp_source</text:span></text:p>
      <text:p text:style-name="Text_20_body">If the location of your lpp_source resource is "/install/nim/lpp_source/<text:span text:style-name="T38">61image_lpp_source</text:span>/" then you would copy <text:span text:style-name="T2">rpm</text:span> packages to "/install/nim/lpp_source/<text:span text:style-name="T38">61image_lpp_source</text:span>/RPMS/ppc" and you would copy your <text:span text:style-name="T2">installp</text:span> and <text:span text:style-name="T2">emgr</text:span> packages to "/install/nim/lpp_source/<text:span text:style-name="T38">61image_lpp_source</text:span>/installp/ppc". </text:p>
      <text:p text:style-name="P60"/>
      <text:h text:style-name="Heading_20_3" text:outline-level="3">Specify the names of the software to update</text:h>
      <text:p text:style-name="Standard"/>
      <text:p text:style-name="Standard">There are two methods that may be used to specify the software to update. </text:p>
      <text:p text:style-name="Standard"/>
      <text:p text:style-name="Standard">The first is to set the "installp_bundle" and/or the "otherpkgs" attributes of the xCAT <text:span text:style-name="T5">osimage</text:span> definition you are using for the node.</text:p>
      <text:p text:style-name="Standard"/>
      <text:p text:style-name="Standard">The second is to specify one or both of these attribute values on the <text:span text:style-name="T2">updatenod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Standard">The <text:span text:style-name="T2">updatenode</text:span> command will either use the information in the database or the information on the command line - BUT NOT BOTH. <text:s/>If you specify information on the command line it will use that, otherwise it will use what is in the database.</text:p>
      <text:p text:style-name="Standard"/>
      <text:p text:style-name="Standard">When specifying the information on the command line you must use the “attr=val” format. <text:s/>You may include one or more “attr=val” pairs at the end of the command line. <text:s/>They must be separated by a space. <text:s/>( I.e. [attr=val [attr=val ...]] )</text:p>
      <text:p text:style-name="Standard"><text:soft-page-break/></text:p>
      <text:p text:style-name="Standard">The "installp_bundle" attribute value may be set to a comma separated list of one or more NIM <text:span text:style-name="T5">installp_bundle</text:span> resource names. <text:s/>These NIM resources must be created using standard NIM interfaces. See the section titled “Creating a NIM <text:span text:style-name="T5">installp_bundle </text:span>resource” later in this document for details.</text:p>
      <text:p text:style-name="Standard"/>
      <text:p text:style-name="Standard">The "otherpkgs" attribute value may be set to a comma separated list of <text:span text:style-name="T2">installp</text:span>, <text:span text:style-name="T2">emgr</text:span> or <text:span text:style-name="T2">rpm</text:span> packages.</text:p>
      <text:p text:style-name="Standard"/>
      <text:p text:style-name="Standard"><text:span text:style-name="T13">When specifying RPM names you must use a prefix of "R:".</text:span> (ex. "R:foo.rpm").</text:p>
      <text:p text:style-name="Standard"/>
      <text:p text:style-name="Standard">It is also possible to specify that ALL software in the specified location be installed. <text:s/>To do this use the “-A” option with <text:span text:style-name="T2">updatenode</text:span>. <text:s text:c="2"/>In this case any <text:span text:style-name="T2">installp</text:span>, <text:span text:style-name="T2">rpm</text:span> or <text:span text:style-name="T2">emgr</text:span> packages will be installed. <text:s/></text:p>
      <text:h text:style-name="Heading_20_3" text:outline-level="3">Run the updatenode command</text:h>
      <text:p text:style-name="Standard"/>
      <text:p text:style-name="Standard">When you run the <text:span text:style-name="T2">updatenode</text:span> command the default behavior is to get the name of the <text:span text:style-name="T5">osimage</text:span> defined for each node and use that to determine the location of the software and the names of the software to install. <text:s text:c="2"/>It will use the location of the <text:span text:style-name="T5">lpp_resource</text:span> to determine where to find any <text:span text:style-name="T2">rpm</text:span>, <text:span text:style-name="T2">installp</text:span>, or <text:span text:style-name="T2">emgr</text:span> packages that are defined.</text:p>
      <text:p text:style-name="Standard"/>
      <text:p text:style-name="Standard">As mentioned above, if you specify software names or a different location on the command line then that information will be used instead of what is saved in the xCAT node and osimage definitions.</text:p>
      <text:p text:style-name="Standard"/>
      <text:p text:style-name="Standard">You may also specify alternative <text:span text:style-name="T2">installp, emgr</text:span> and <text:span text:style-name="T2">rpm</text:span> flags for updatenode to use when<text:span text:style-name="T38"> calling the</text:span> underlying AIX commands. <text:s/>Use the "installp_flags", “emgr_flags”, <text:s/>and "rpm_flags" attributes to provide this information. <text:s/>Make sure you specify the exact string you want used in quotes. <text:s/>For example: installp_flags="-apXY" rpm_flags="-i –nodeps". <text:s/></text:p>
      <text:p text:style-name="Standard"/>
      <text:p text:style-name="Standard">The default value for installp_flags is "-agQX" and the default value for rpm_flags is "-Uvh –replacepkgs". <text:s/>No flags are used by default in the call to <text:span text:style-name="T2">emgr</text:span>.</text:p>
      <text:p text:style-name="Standard"/>
      <text:p text:style-name="Standard">When doing software maintenance on AIX nodes you may also find the "-c" flag useful. <text:s/>When you specify this flag on the <text:span text:style-name="T2">updatenode</text:span> command line the command will know to use the command line information ONLY, even if there is no software specified (i.e. It won't go look in the database.). This option would be needed when using <text:span text:style-name="T2">installp, emgr </text:span><text:s/>or <text:span text:style-name="T2">rpm</text:span> options that do not require a list of software.</text:p>
      <text:p text:style-name="Standard"/>
      <text:p text:style-name="Standard">If you wish to see the output from the <text:span text:style-name="T2">installp, emgr</text:span> or <text:span text:style-name="T2">rpm</text:span> commands that are run then you must specifiy "-V" on the <text:span text:style-name="T2">updatenode</text:span> command line.</text:p>
      <text:p text:style-name="Standard"/>
      <text:p text:style-name="Standard"><text:soft-page-break/>When working in a hierarchical xCAT cluster the <text:span text:style-name="T2">updatenode</text:span> command will automatically take care of distributing the software to the appropriate service nodes.</text:p>
      <text:p text:style-name="Standard"/>
      <text:p text:style-name="P11">Examples.</text:p>
      <text:p text:style-name="Standard"/>
      <text:p text:style-name="Standard">(1) <text:s/>To update the AIX node named "xcatn11" using the "installp_bundle" and/or "otherpkgs" attribute values stored in the xCAT database. <text:s/>Use the default installp ("-agQX") and rpm ("-Uvh –replacepkgs") flags.</text:p>
      <text:p text:style-name="Standard"/>
      <text:p text:style-name="Standard"><text:tab/><text:span text:style-name="T6">updatenode xcatn11 -S</text:span></text:p>
      <text:p text:style-name="Standard"/>
      <text:p text:style-name="Standard"><text:tab/>Note: The xCAT "xcatn11" <text:span text:style-name="T5">node</text:span> definition points to an xCAT <text:span text:style-name="T5">osimage</text:span> definition which contains the "installp_bundle" and "otherpkgs" attributes.</text:p>
      <text:p text:style-name="Standard"/>
      <text:p text:style-name="Standard">(2) To update the AIX node "xcatn11" by installing the "bos.cpr" fileset using the "-agQXY" <text:span text:style-name="T2">installp</text:span> flags. Also display the output of the <text:span text:style-name="T2">installp</text:span> command.</text:p>
      <text:p text:style-name="Standard"/>
      <text:p text:style-name="Standard"><text:s/><text:tab/><text:span text:style-name="T6">updatenode xcatn11 -V -S otherpkgs="bos.cpr" installp_flags="-agQXY"</text:span></text:p>
      <text:p text:style-name="Standard"/>
      <text:p text:style-name="Standard">(3) To uninstall the "bos.cpr" fileset that was installed in the previous example.</text:p>
      <text:p text:style-name="Standard"/>
      <text:p text:style-name="Standard"><text:tab/><text:span text:style-name="T6">updatenode xcatn11 -V -S otherpkgs="bos.cpr" <text:s/>installp_flags="-u"</text:span></text:p>
      <text:p text:style-name="Standard"/>
      <text:p text:style-name="Standard">(4) To update the AIX nodes "xcatn11" and "xcatn12" with the "gpfs.base" fileset and the "rsync" rpm using the installp flags "-agQXY" and the rpm flags "-i --nodeps".</text:p>
      <text:p text:style-name="Standard"/>
      <text:p text:style-name="Standard"><text:tab/><text:span text:style-name="T6">updatenode xcatn11,xcatn12 -V -S <text:tab/><text:tab/><text:tab/><text:tab/><text:tab/><text:tab/><text:tab/><text:tab/><text:tab/><text:tab/><text:tab/><text:tab/>otherpkgs="gpfs.base,R:rsync-2.6.2-1.aix5.1.ppc.rpm" installp_flags=</text:span></text:p>
      <text:p text:style-name="P9"><text:tab/><text:tab/>"-agQXY" rpm_flags="-i --nodeps"</text:p>
      <text:p text:style-name="Standard"/>
      <text:p text:style-name="Standard"><text:tab/>Note: Using the "-V" flag with multiple nodes may result in a large amount of output.</text:p>
      <text:p text:style-name="Standard"/>
      <text:p text:style-name="Standard">(5) <text:s/>To uninstall the <text:span text:style-name="T2">rsync</text:span> rpm that was installed in the previous example.</text:p>
      <text:p text:style-name="Standard"/>
      <text:p text:style-name="Standard"><text:s text:c="13"/><text:span text:style-name="T6">updatenode xcatn11 -V -S otherpkgs="R:rsync-2.6.2-1" rpm_flags="-e"</text:span></text:p>
      <text:p text:style-name="Standard"/>
      <text:p text:style-name="Standard">(6) Update the AIX node "node01" using the software specified in the NIM "sslbnd" and "sshbnd" <text:span text:style-name="T5">installp_bundle</text:span> resources and the "-agQXY" installp flags.</text:p>
      <text:p text:style-name="Standard"/>
      <text:p text:style-name="Standard"><text:tab/><text:span text:style-name="T6">updatenode node01 -V -S installp_bundle="sslbnd,sshbnd" </text:span></text:p>
      <text:p text:style-name="P9"><text:tab/><text:tab/>installp_flags="-agQXY"</text:p>
      <text:p text:style-name="Standard"/>
      <text:p text:style-name="Standard"><text:soft-page-break/>(7) To get a preview of what would happen if you tried to install the "rsct.base" fileset on AIX node "node42". (You must use the "-V" option to get the full output from the <text:span text:style-name="T2">installp</text:span> command.)</text:p>
      <text:p text:style-name="Standard"/>
      <text:p text:style-name="Standard"><text:tab/><text:span text:style-name="T6">updatenode node42 -V -S otherpkgs="rsct.base" installp_flags="-apXY"</text:span></text:p>
      <text:p text:style-name="Standard"/>
      <text:p text:style-name="Standard">(8) To check what rpm packages are installed on the AIX node "node09". (You must use the "-c" flag so updatenode does not get a list of packages from the database.)</text:p>
      <text:p text:style-name="Standard"/>
      <text:p text:style-name="Standard"><text:tab/><text:span text:style-name="T6">updatenode node09 -V -c -S rpm_flags="-qa"</text:span></text:p>
      <text:p text:style-name="Standard"/>
      <text:p text:style-name="Standard"><text:s/>(9) To install all software updates contained in the /images directory.</text:p>
      <text:p text:style-name="Standard"/>
      <text:p text:style-name="Standard"><text:s text:c="8"/><text:span text:style-name="T6">updatenode node27 -V -S -A -d /images</text:span></text:p>
      <text:p text:style-name="Standard"/>
      <text:p text:style-name="Standard"><text:s text:c="7"/>Note: <text:s/>Make sure the directory is exportable and that the permissions are set correctly for all the files. <text:s/>(Including the .toc file in the case of <text:span text:style-name="T2">installp</text:span> filesets.)</text:p>
      <text:p text:style-name="Standard"/>
      <text:p text:style-name="Standard">(10) Install the interim fix package located in the /efixes directory.</text:p>
      <text:p text:style-name="Standard"/>
      <text:p text:style-name="Standard"><text:s text:c="8"/><text:span text:style-name="T6">updatenode node29 -V -S -d /efixes otherpkgs=IZ38930TL0.120304.epkg.Z</text:span></text:p>
      <text:list text:style-name="L4">
        <text:list-header>
          <text:p text:style-name="P77"/>
        </text:list-header>
      </text:list>
      <text:p text:style-name="Standard">(11)To uninstall the interim fix that was installed in the previous example.</text:p>
      <text:list text:style-name="L5">
        <text:list-header>
          <text:p text:style-name="P78"/>
        </text:list-header>
      </text:list>
      <text:p text:style-name="Standard"><text:tab/><text:span text:style-name="T6">updatenode xcatsn11 -V -S -c emgr_flags="-r -L IZ38930TL0"</text:span></text:p>
      <text:h text:style-name="Heading_20_2" text:outline-level="2">Using the xdsh method</text:h>
      <text:p text:style-name="Standard"/>
      <text:p text:style-name="Standard">Another method for updating a diskfull node would be to mount a directory containing the updates on the node and use the <text:span text:style-name="T2">xdsh</text:span> command to run the appropriate <text:span text:style-name="T2">installp, emgr </text:span><text:s/>or <text:span text:style-name="T2">rpm</text:span> command (or <text:span text:style-name="T2">geninstall</text:span>). <text:s text:c="2"/></text:p>
      <text:p text:style-name="Standard"/>
      <text:p text:style-name="Standard"><text:span text:style-name="T2">Note</text:span>: <text:s/>Using this method in a large cluster environment could quickly lead to a chaotic state in that it will be difficult to keep track of what software has been installed on what nodes. <text:s/>It also does not make use of the xCAT hierarchical support that is provided for large cluster environments. <text:s/>There could be scaling issues if updating a large number of nodes.</text:p>
      <text:p text:style-name="P6"/>
      <text:p text:style-name="P6">For example: </text:p>
      <text:p text:style-name="P6">To mount a directory you could run something like-</text:p>
      <text:p text:style-name="P6"/>
      <text:p text:style-name="P6"><text:tab/><text:span text:style-name="T6">xdsh &lt;nodename&gt; <text:s/>"mount &lt;servername&gt;:/my-inst-images /mnt”</text:span></text:p>
      <text:p text:style-name="P8"/>
      <text:p text:style-name="P7">To install an <text:span text:style-name="T2">installp</text:span> fileset-</text:p>
      <text:p text:style-name="P8"/>
      <text:p text:style-name="P6"><text:span text:style-name="T5"><text:tab/></text:span><text:span text:style-name="T6">xdsh &lt;nodename&gt; <text:s/>"installp –agQX -d /mnt &lt;fileset name&gt;”</text:span></text:p>
      <text:p text:style-name="P8"><text:soft-page-break/></text:p>
      <text:p text:style-name="P7">To unmount the directory-</text:p>
      <text:p text:style-name="P8"/>
      <text:p text:style-name="Standard"><text:span text:style-name="T9"><text:tab/></text:span><text:span text:style-name="T6">xdsh &lt;nodename&gt; <text:s/>"umount /mnt”</text:span></text:p>
      <text:h text:style-name="Heading_20_1" text:outline-level="1">Updating software for AIX diskless nodes</text:h>
      <text:p text:style-name="Standard"/>
      <text:p text:style-name="P4">To update an AIX diskless node with new or additional software you must modify the NIM SPOT resource (operating system image) that the node is using and then reboot the node with the new SPOT. <text:s/>You cannot install software on a running diskless node directly.</text:p>
      <text:p text:style-name="P4"/>
      <text:p text:style-name="P27">This section describes how AIX diskless nodes can be updated using xCAT and AIX/NIM commands. <text:span text:style-name="T42">It covers both the switching of the node to a completely different image or updated the current image. <text:s/>It is not meant to be an exhaustive presentation of all options that are available to xCAT/AIX system administrators.</text:span></text:p>
      <text:p text:style-name="P2">Since you cannot modify a SPOT while a node is using it, you have basically two options. <text:s/>You can either stop all the nodes and then update the existing OS image, or, you can create a new updated image to use to boot the nodes.</text:p>
      <text:p text:style-name="P2"/>
      <text:p text:style-name="P2">Stopping the nodes to do the updates means the nodes will be unusable for some period of time and there will be no easy way to return to the previous image if necessary. <text:s/><text:span text:style-name="T15">For these reasons the procedure described in this “How-To” will focus on </text:span><text:span text:style-name="T15">creating a new image and rebooting the nodes with that image. <text:s/>The new image </text:span><text:span text:style-name="T15">could be a completely new operating system image or it could be a copy of the the existing image that you can update as needed.</text:span></text:p>
      <text:h text:style-name="Heading_20_2" text:outline-level="2">Create a new image</text:h>
      <text:h text:style-name="Heading_20_3" text:outline-level="3">Create a new image from different source</text:h>
      <text:p text:style-name="P27">In this case we create a new xCAT <text:span text:style-name="T5">osimage</text:span> definition with a new set of resources by running the xCAT <text:span text:style-name="T2">mknimimage</text:span> command with the source for the new resources. <text:s text:c="2"/>This is the same way you created the original xCAT <text:span text:style-name="T5">osimage</text:span> definition for the node. </text:p>
      <text:p text:style-name="P27">When you run the command you must provide a source for the installable images. <text:s/>This can be the location of the source code or the name of another NIM <text:span text:style-name="T5">lpp_source</text:span> resource. <text:s/>You must also provide a name for the image you wish to create. <text:s/>This name will be used for the NIM SPOT resource definition as well as the xCAT <text:span text:style-name="T5">osimage</text:span> definition.</text:p>
      <text:p text:style-name="P27">By default the NIM resources will be created in a subdirectory of <text:span text:style-name="T3">/install/nim</text:span><text:span text:style-name="T15">.</text:span> <text:s/>You can use the “-l” option to specify a different location.</text:p>
      <text:p text:style-name="P27">For example, to create a diskless image called “<text:span text:style-name="T5">61dskls</text:span>” using the AIX installation images in the <text:span text:style-name="T43">/my-install-images </text:span><text:span text:style-name="T46">directory</text:span><text:span text:style-name="T43"> </text:span>as the source you could issue the following command.</text:p>
      <text:p text:style-name="P27"><text:tab/><text:span text:style-name="T44">mknimimage -t diskless -s /my-install-images 61dskls</text:span></text:p>
      <text:list text:style-name="L6">
        <text:list-header>
          <text:p text:style-name="P94"><text:soft-page-break/>(This operation could take a while to complete!) </text:p>
        </text:list-header>
      </text:list>
      <text:list text:style-name="WW8Num18">
        <text:list-item>
          <text:list>
            <text:list-header>
              <text:p text:style-name="P99">The command will create new NIM lpp_source and SPOT resources. <text:s/>It will also create dump, paging, and root resources if needed. <text:s text:c="2"/>A new xCAT <text:span text:style-name="T5">osimage</text:span> definition will also be created, (called “<text:span text:style-name="T5">61dskls”), </text:span><text:span text:style-name="T15">which will contain the names of these resources. <text:s text:c="2"/></text:span></text:p>
              <text:p text:style-name="P99"><text:span text:style-name="T15">You could also use the name of an existing NIM lpp_source resource as the source of a new </text:span><text:span text:style-name="T5">osimage</text:span><text:span text:style-name="T15"> definition. <text:s/>For example, you could use a resource created for a </text:span><text:span text:style-name="T15">previous </text:span><text:span text:style-name="T5">osimage</text:span><text:span text:style-name="T15"> called <text:s/></text:span><text:span text:style-name="T5">61dskls_lpp </text:span><text:span text:style-name="T15">to create a whole new </text:span><text:span text:style-name="T5">osimage</text:span><text:span text:style-name="T15"> called </text:span><text:span text:style-name="T5">61dskls_updt </text:span><text:span text:style-name="T15">as follows.</text:span></text:p>
            </text:list-header>
          </text:list>
        </text:list-item>
      </text:list>
      <text:p text:style-name="P55"><text:span text:style-name="T15"><text:tab/><text:tab/><text:tab/><text:tab/> <text:s/></text:span><text:span text:style-name="T6">mknimimage -t diskless -s 61dskls_lpp 61dskls_updt</text:span></text:p>
      <text:p text:style-name="P27"><text:span text:style-name="T15">The </text:span><text:span text:style-name="T16">mknimimage </text:span><text:span text:style-name="T15">command will display the contents of the new xCAT </text:span><text:span text:style-name="T5">osimage</text:span><text:span text:style-name="T15"> definition when it completes.</text:span></text:p>
      <text:p text:style-name="P16">This new image can now be updated and used to boot the node.</text:p>
      <text:h text:style-name="Heading_20_3" text:outline-level="3">Copy an existing image</text:h>
      <text:p text:style-name="P2">You can use the <text:span text:style-name="T2">mknimimage</text:span> command to create a copy of an image. <text:s/>For example, if the name of the currently running image is <text:span text:style-name="T5">61dskls </text:span><text:span text:style-name="T15">and you want make a copy of it to update, you could run the following command.</text:span></text:p>
      <text:p text:style-name="P2"/>
      <text:p text:style-name="P2"><text:tab/><text:span text:style-name="T6">mknimimage -t diskless -i 61dskls 61dskls_updt</text:span></text:p>
      <text:p text:style-name="P2"/>
      <text:p text:style-name="P19"><text:span text:style-name="T15">If an "-i " value is provided then all the resources from the xCAT </text:span><text:span text:style-name="T5">osimage</text:span><text:span text:style-name="T15"> definition (</text:span><text:span text:style-name="T5">61dskls</text:span><text:span text:style-name="T15">) will be used in the new </text:span><text:span text:style-name="T5">osimage</text:span><text:span text:style-name="T15"> definition </text:span><text:span text:style-name="T17">except</text:span><text:span text:style-name="T15"> the SPOT resource. <text:s/>The new SPOT resource will be copied from the one specified in the original definition and renamed using the new </text:span><text:span text:style-name="T5">osimage</text:span><text:span text:style-name="T15"> name provided (</text:span><text:span text:style-name="T20">61dskls_updt)</text:span><text:span text:style-name="T15">. </text:span><text:span text:style-name="T22">A new xCAT </text:span><text:span text:style-name="T20">osimage</text:span><text:span text:style-name="T22"> definition will also be created, called “</text:span><text:span text:style-name="T20">61dskls_updt”, </text:span><text:span text:style-name="T22">which will contain the names of these resources.</text:span></text:p>
      <text:p text:style-name="P20"/>
      <text:p text:style-name="P16">This new image can now be updated and used to boot the node.</text:p>
      <text:h text:style-name="Heading_20_2" text:outline-level="2">Update the image (SPOT)</text:h>
      <text:p text:style-name="Standard"/>
      <text:p text:style-name="P32">You must install any additional software you need and make any required customizations to the image before you boot the nodes.</text:p>
      <text:p text:style-name="Standard"/>
      <text:p text:style-name="P15"><text:span text:style-name="T14">You should not attempt to update a SPOT resource that is currently allocated to a node.</text:span><text:span text:style-name="T38"> <text:s/>If you need to update an allocated SPOT either you can shut down the nodes and deallocate the SPOT resource first or you can make a copy of the SPOT and update that. <text:s/></text:span><text:span text:style-name="T40">To check to see if the SPOT is allocated you could run the following command.</text:span></text:p>
      <text:p text:style-name="P15"><text:span text:style-name="T40"><text:tab/></text:span><text:span text:style-name="T7">lsnim -l &lt;spot name&gt;</text:span></text:p>
      <text:p text:style-name="P17"/>
      <text:p text:style-name="P18"><text:soft-page-break/><text:span text:style-name="T38">To shut down the nodes you can use </text:span><text:span text:style-name="T2">xdsh</text:span><text:span text:style-name="T38"> to run “shutdown -F &amp;” on the nodes. <text:s/>You can use the xCAT </text:span><text:span text:style-name="T2">rmdsklsnode</text:span><text:span text:style-name="T38"> command to deallocate the nodes resources and remove the node from the NIM database. <text:s/>This command will not remove the node from the xCAT database.</text:span></text:p>
      <text:p text:style-name="P64"/>
      <text:p text:style-name="P33">There are basically three types of updates you can do to a SPOT.</text:p>
      <text:list text:style-name="L7">
        <text:list-item>
          <text:p text:style-name="P96"><text:span text:style-name="T39">Add or update software</text:span><text:span text:style-name="T39"> </text:span></text:p>
        </text:list-item>
        <text:list-item>
          <text:p text:style-name="P101">Update system configuration files.</text:p>
        </text:list-item>
        <text:list-item>
          <text:p text:style-name="P119">Run commands in the SPOT using <text:span text:style-name="T2">xcatchroot</text:span>.</text:p>
        </text:list-item>
      </text:list>
      <text:h text:style-name="Heading_20_3" text:outline-level="3"><text:span text:style-name="T2">Add or update software</text:span> </text:h>
      <text:p text:style-name="P56">You can use the xCAT “<text:span text:style-name="T2">mknimimage -u</text:span>” <text:span text:style-name="T2"><text:s/></text:span>command to install both <text:span text:style-name="T2">installp</text:span> file sets and <text:span text:style-name="T2">rpm</text:span> packages in a SPOT resource. <text:s/></text:p>
      <text:p text:style-name="P56">Before running the <text:span text:style-name="T2">mknimimage </text:span>command you must add the new filesets and/or RPMs to the <text:span text:style-name="T5">lpp_source </text:span><text:s/>resource used to create the SPOT. <text:s/>If we assume the <text:span text:style-name="T5">lpp_source</text:span> location for <text:span text:style-name="T5">61dskls</text:span> is <text:span text:style-name="T5">/install/nim/lpp_source/61dskls_lpp</text:span><text:span text:style-name="T15">_source</text:span><text:span text:style-name="T5"> . <text:s/></text:span><text:span text:style-name="T15">The </text:span><text:span text:style-name="T16">installp</text:span><text:span text:style-name="T5"> </text:span><text:span text:style-name="T15">packages would go in:</text:span><text:span text:style-name="T5"> /install/nim/lpp_source/61dskls_lpp</text:span><text:span text:style-name="T15">_source</text:span><text:span text:style-name="T5">/installp/ppc </text:span><text:span text:style-name="T15">and the RPM packages would go in: </text:span><text:span text:style-name="T5">/install/nim/lpp_source/61dskls_lpp</text:span><text:span text:style-name="T15">_source</text:span><text:span text:style-name="T5">/RPMS/ppc.</text:span></text:p>
      <text:p text:style-name="P30">The easiest way to copy the software to the correct locations is to use the “<text:span text:style-name="T2">nim -o update</text:span> ..” command. <text:s/>Just <text:s/>provide the directory that contains your software and the NIM lpp_source resource name. <text:s/>(ie. “61dskls_lpp_source”).</text:p>
      <text:p text:style-name="P57">If your new packages are in /tmp/myimages then you could run:</text:p>
      <text:p text:style-name="P56"><text:span text:style-name="T5"><text:tab/></text:span><text:span text:style-name="T6">nim -o update -a packages=all -a source=/tmp/myimages <text:tab/><text:tab/><text:tab/><text:tab/><text:tab/>61dskls_lpp_source</text:span><text:span text:style-name="T5"><text:tab/></text:span></text:p>
      <text:p text:style-name="P62"><text:span text:style-name="T2">Note:</text:span> <text:s/>If you do not use this command to update the lpp_source then make sure you update the .toc file by running “inutoc .”.</text:p>
      <text:p text:style-name="P57">Once the lpp_source has been updated you can use the <text:span text:style-name="T2">mknimimage</text:span> command to install the updates in the SPOT resource for this xCAT osimage.</text:p>
      <text:p text:style-name="Standard">There are two methods that may be used to specify the software to update. </text:p>
      <text:p text:style-name="Standard"/>
      <text:p text:style-name="Standard">The first is to set the "installp_bundle" and/or the "otherpkgs" attributes of the xCAT <text:span text:style-name="T5">osimage</text:span> definition you are using for the node. </text:p>
      <text:p text:style-name="Standard"/>
      <text:p text:style-name="Standard">The second is to specify one or both of these attribute values on the <text:span text:style-name="T2">mknimimag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P5"><text:soft-page-break/>The <text:span text:style-name="T2">mknimimage</text:span> command will either use the information in the database or the information on the command line - BUT NOT BOTH. <text:s/>If you specify information on the command line it will use that, otherwise it will use what is in the database.</text:p>
      <text:p text:style-name="P5"/>
      <text:p text:style-name="P57">The "installp_bundle" value can be a comma separated list of (previously defined) NIM installp_bundle resource names. <text:s/>The "otherpkgs" value can be a comma separated list of <text:span text:style-name="T2">installp</text:span> filesets and/or <text:span text:style-name="T2">rpm</text:span> package names. <text:s/>The rpm names must be preceded by “R:”, (ex. <text:s/>R:foo.rpm ). <text:s text:c="2"/>The "synclists" value is described below.</text:p>
      <text:p text:style-name="P57"><text:span text:style-name="T13">If using the first method</text:span> you would <text:s/>add these values to an xCAT osimage <text:s/>using the xCAT <text:span text:style-name="T2">chdef</text:span> command. For example, to update the xCAT osimage definition called “my61dskls” you could run a command similar to the following:</text:p>
      <text:p text:style-name="P57"><text:tab/><text:span text:style-name="T6">chdef -t osimage -o my61dskls <text:s/>installp_bundle=”mybndlres1,mybndlres2” <text:s/>otherpkgs=”openssh.base,R:popt-1.7-2.aix5.1.ppc.rpm” </text:span></text:p>
      <text:p text:style-name="P57">Once the osimage definition is updated you can use the <text:span text:style-name="T2">mknimimage</text:span> command to apply those updates to the SPOT associated with that osimage.</text:p>
      <text:p text:style-name="P57"><text:tab/><text:span text:style-name="T6">mknimimage -u <text:s/>my61dskls</text:span></text:p>
      <text:p text:style-name="P57"><text:span text:style-name="T13">If using the second method</text:span> you would simply add the information to the <text:span text:style-name="T41">mknimimage</text:span> command line. <text:s/>If you <text:s/>provide one or more of the "installp_bundle", "otherpkgs", or "synclists" values on the command line then the <text:span text:style-name="T2">mknimimage</text:span> command will use those values ONLY. The xCAT <text:span text:style-name="T5">osimage</text:span> definition will not be used or updated in this case.</text:p>
      <text:p text:style-name="P57">In this case you would run the <text:span text:style-name="T2">mknimimage</text:span> command similar to the following.</text:p>
      <text:p text:style-name="P57"><text:tab/><text:span text:style-name="T6">mknimimage -u <text:s/>my61dskls installp_bundle=”mybndlres1,mybndlres2” otherpkgs=”openssh.base,R:popt-1.7-2.aix5.1.ppc.rpm” </text:span></text:p>
      <text:p text:style-name="Text_20_body">The difference here is that the information the <text:span text:style-name="T5">osimage</text:span> definition is not used and this information is not saved.</text:p>
      <text:p text:style-name="P25">Any additional software that is needed can be installed in a similar manner.</text:p>
      <text:p text:style-name="P48"><text:span text:style-name="T2">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9">You can also specify <text:span text:style-name="T2">installp</text:span> flags on the <text:span text:style-name="T2">mknimimage</text:span> command line by setting the “installp_flags” attribute to the value you want to be used. <text:s/>The default flags, if not specified, are "-agQX".</text:p>
      <text:p text:style-name="P29">For example, to specify different flags you could run the command as follows.</text:p>
      <text:p text:style-name="P29"><text:tab/><text:span text:style-name="T6">mknimimage -u <text:s/>my61dskls <text:s/>installp_flags=”-agcQX”</text:span></text:p>
      <text:p text:style-name="P29">If you have multiple sets of software that require different flags you can run the <text:span text:style-name="T2">mknimimage</text:span> command multiple times.</text:p>
      <text:h text:style-name="Heading_20_3" text:outline-level="3"><text:soft-page-break/>Update system configuration files.</text:h>
      <text:p text:style-name="P25">You can <text:s/><text:span text:style-name="T13">update files</text:span> in the SPOT manually or by using the xCAT <text:span text:style-name="T2">mknimimage</text:span> command. <text:s/></text:p>
      <text:h text:style-name="Heading_20_4" text:outline-level="4">To update manually</text:h>
      <text:p text:style-name="P25">The root file system for a diskless node will be created by copying the “<text:span text:style-name="T5">inst_root”</text:span> directory contained in the SPOT. <text:s/>In the SPOT we created for this example the “<text:span text:style-name="T5">inst_root</text:span>” directory would be:</text:p>
      <text:p text:style-name="P25"><text:tab/><text:span text:style-name="T44">/install/nim/spot/61dskls/usr/lpp/bos/inst_root/</text:span></text:p>
      <text:p text:style-name="P25">If you need to update the <text:span text:style-name="T5">/etc/inittab</text:span> file in the SPOT that will be used on the diskless nodes you could edit:</text:p>
      <text:p text:style-name="P34"><text:tab/><text:span text:style-name="T47">/install/nim/spot/61dskls/usr/lpp/bos/inst_root/etc/inittab</text:span></text:p>
      <text:p text:style-name="P59">You can also copy specific files into the <text:span text:style-name="T5">inst_root </text:span>directory so they will be available when the nodes boot. <text:s/>For example, you could copy a script called <text:s/><text:span text:style-name="T5">myscript</text:span> to /<text:span text:style-name="T5">install/</text:span><text:span text:style-name="T20">nim/spot/</text:span><text:span text:style-name="T5">61cosi/usr/lpp/bos/inst_root/opt/foo/myscript </text:span>and then add an entry to<text:span text:style-name="T5"> /etc/inittab </text:span>so that it would be run when the node boots.</text:p>
      <text:p text:style-name="P35">All the diskless nodes that are booted using this SPOT will get a copy of <text:span text:style-name="T5">inst_root</text:span> as the initial root directory.</text:p>
      <text:p text:style-name="P35"/>
      <text:h text:style-name="Heading_20_4" text:outline-level="4">To update using mknimimage</text:h>
      <text:p text:style-name="Standard">XCAT supports the concept of a <text:span text:style-name="T5">synclists</text:span> file. <text:s/>This is a file that can be used to specify what configuration files need to be updated (synchronized). <text:s text:c="2"/>In the <text:span text:style-name="T5">synclists</text:span> file, each line is an entry which describes the location of the source files and the destination location for the files. <text:s text:c="2"/></text:p>
      <text:p text:style-name="Standard"/>
      <text:p text:style-name="P25"><text:span text:style-name="T19">For more information on using the <text:s/>synchronization file function see the document called “</text:span><text:span text:style-name="T33">How to sync files in xCAT</text:span><text:span text:style-name="T34">”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Standard"/>
      <text:p text:style-name="Text_20_body">To use the <text:span text:style-name="T2">mknimimage</text:span> command to update files in the SPOT you must create a <text:span text:style-name="T5">synclists</text:span> file and pass the full path name to the command. <text:s/>One advantage of using the <text:span text:style-name="T5">synclists</text:span> file is that you have a record of what was done for a particular <text:span text:style-name="T5">osimage</text:span> and the update can be repeated easily if needed.</text:p>
      <text:p text:style-name="Text_20_body">The basic entry format looks like following:</text:p>
      <text:p text:style-name="Text_20_body"><text:s text:c="12"/>path_of_src_file1 <text:s/>-&gt; path_of_dst_file1</text:p>
      <text:p text:style-name="Text_20_body"><text:s text:c="12"/>path_of_src_file1 <text:s/>path_of_src_file2 ... -&gt; path_of_dst_directory</text:p>
      <text:p text:style-name="Text_20_body">The path_of_src_file* should be the full path of the source file on the Management Node. <text:s/>The path_of_dst_file* should be the full path of the destination file on target node. The path_of_dst_directory should be the full path of the destination directory.</text:p>
      <text:p text:style-name="Text_20_body"><text:soft-page-break/>The following formats are supported:</text:p>
      <text:p text:style-name="Text_20_body">(1) sync file /etc/file1 to the file /etc/file1 on the node with the same file name. Note with one file, full path to file must be provide.</text:p>
      <text:p text:style-name="Text_20_body">/etc/file1 -&gt; /etc/file1</text:p>
      <text:p text:style-name="Text_20_body">(2) sync file /etc/file2 to the file /etc/file3 on the node (with different file name)</text:p>
      <text:p text:style-name="Text_20_body"><text:s/><text:span text:style-name="T5">/etc/file2 -&gt; /etc/file3</text:span></text:p>
      <text:p text:style-name="Text_20_body">(3) sync file /etc/file2 to the file /etc/tmp/file3 on the node with different file name, different directory) If the directory does not exist, it will be created.</text:p>
      <text:p text:style-name="Text_20_body">/etc/file2 -&gt; /etc/tmp/file3</text:p>
      <text:p text:style-name="Text_20_body">(4) sync the multiple files /etc/file1, /etc/file2, /etc/file3, ... to the directory /tmp/etc (/tmp/etc must be a directory when multiple files are sync'd at one time). <text:s/>If the directory does not exist, xdcp will create it.</text:p>
      <text:p text:style-name="Text_20_body">/etc/file1 /etc/file2 /etc/file3 -&gt; /tmp/etc</text:p>
      <text:p text:style-name="Text_20_body"/>
      <text:p text:style-name="Text_20_body">Once the <text:span text:style-name="T5">synclists</text:span> file is create you can either add it to the xCAT <text:span text:style-name="T5">osimage</text:span> definition or specify it on the <text:span text:style-name="T2">mknimimage</text:span> command line.</text:p>
      <text:p text:style-name="Text_20_body">To add it to an osimage definition you could run a command similar to:</text:p>
      <text:p text:style-name="Text_20_body"><text:tab/><text:span text:style-name="T6">chdef -t osimage -o 61dskls synclists=”/full-path/mysyncfile”</text:span></text:p>
      <text:p text:style-name="Text_20_body">You could then run mknimimage as follows:</text:p>
      <text:p text:style-name="Text_20_body"><text:tab/><text:span text:style-name="T6">mknimimage -u <text:s/>61dskls</text:span></text:p>
      <text:p text:style-name="Text_20_body"><text:tab/>(Do not specify <text:span text:style-name="T22">"installp_bundle", "otherpkgs", or "synclists" on the command line.)</text:span></text:p>
      <text:p text:style-name="P57">Or, you could do a one time update by specifying the synclists file on the command line as follows:</text:p>
      <text:p text:style-name="Text_20_body"><text:span text:style-name="T22"><text:tab/></text:span><text:span text:style-name="T21">mknimimage -u <text:s/>61dskls synclists=”/full-path/mysyncfile”</text:span></text:p>
      <text:p text:style-name="P58"/>
      <text:h text:style-name="P73" text:outline-level="3">Run commands in the SPOT using chroot.</text:h>
      <text:p text:style-name="P25"><text:span text:style-name="T19">Starting with xCAT 2.5 and AIX 6.1.6 the </text:span><text:span text:style-name="T32">xcatchroot</text:span><text:span text:style-name="T19"> command can be used to modify the SPOT using the </text:span><text:span text:style-name="T32">chroot</text:span><text:span text:style-name="T19"> command. <text:s/></text:span></text:p>
      <text:p text:style-name="P25"><text:span text:style-name="T19">The </text:span><text:span text:style-name="T32">xcatchroot</text:span><text:span text:style-name="T19"> command will take care of any of the required setup so that the command you provide will be able to run in the spot chroot environment. <text:s/>It will also </text:span><text:span text:style-name="T19">mount the lpp_source resource listed in the </text:span><text:span text:style-name="T20">osimage</text:span><text:span text:style-name="T19"> definition so that you can access additional software that you may wish to install.</text:span></text:p>
      <text:p text:style-name="P26">For example, to set the root password to "cluster" in the spot so that when the diskless node boots it will have a root password set you could run a command similar to the following.</text:p>
      <text:p text:style-name="P25"><text:soft-page-break/><text:span text:style-name="T19"><text:tab/></text:span><text:span text:style-name="T21">xcatchroot -i <text:s/>61cosi "/usr/bin/echo root:cluster | /usr/bin/chpasswd -c"</text:span></text:p>
      <text:p text:style-name="P25"><text:span text:style-name="T19">See the </text:span><text:span text:style-name="T32">xcatchroot</text:span><text:span text:style-name="T19"> man page for more details. <text:s/></text:span></text:p>
      <text:p text:style-name="P25"><text:span text:style-name="T32">Caution: <text:s/></text:span><text:span text:style-name="T19"><text:s/></text:span></text:p>
      <text:p text:style-name="P72"><text:span text:style-name="T19">Be very careful when using </text:span><text:span text:style-name="T32">chroot</text:span><text:span text:style-name="T19"> on a SPOT. <text:s/>It is easy to get the SPOT into an unusable state! <text:s text:c="2"/>It may be adviseable to make a copy of the SPOT before you try to run any commands that have an uncertain outcome. <text:s text:c="2"/></text:span></text:p>
      <text:p text:style-name="P26">When you are done updating a NIM spot resource you should always run the NIM check operation on the spot.</text:p>
      <text:p text:style-name="P26"><text:span text:style-name="T21"><text:tab/></text:span><text:span text:style-name="T6">nim -Fo check 61cosi</text:span></text:p>
      <text:h text:style-name="Heading_20_2" text:outline-level="2">Verify the new image (optional)</text:h>
      <text:p text:style-name="P40">To display the xCAT image definition run the xCAT <text:span text:style-name="T2">lsdef</text:span> command.</text:p>
      <text:p text:style-name="P45"><text:tab/><text:span text:style-name="T2">lsdef -t osimage -l -o 61dskls</text:span></text:p>
      <text:p text:style-name="P44">To get details for the NIM resource definitions use the AIX <text:span text:style-name="T2">lsnim</text:span> command. For example, if the name of your SPOT resource is "<text:span text:style-name="T5">61dskls</text:span>" then you could get the details by running: <text:s text:c="2"/></text:p>
      <text:p text:style-name="P44"><text:tab/><text:span text:style-name="T11">lsnim -l 61dskls</text:span></text:p>
      <text:p text:style-name="P44">To see the actual contents of a resource use "<text:span text:style-name="T5">nim -o showres &lt;resource name&gt;</text:span>".</text:p>
      <text:p text:style-name="P44">For example, to get a list of the software installed in your SPOT you could run:</text:p>
      <text:p text:style-name="P43"><text:s text:c="8"/><text:tab/><text:span text:style-name="T6">nim -o showres <text:s/>61dskls</text:span></text:p>
      <text:p text:style-name="P38"><text:span text:style-name="T48">To avoid potential problems when installing a node it is adviseable to verify that all the software that you wish to install has been copied to the appropriate NIM lpp_source directory.</text:span><text:span text:style-name="T49"> <text:s/></text:span></text:p>
      <text:p text:style-name="P95">Any software that is specified in the “otherpkgs” or the “installp_bundle” attributes of the osimage definition must be available in the lpp_source directories.</text:p>
      <text:p text:style-name="Text_20_body">To find the location of the lpp_source directories run the “lsnim -l &lt;lpp_source_name&gt;” command.</text:p>
      <text:p text:style-name="Text_20_body"><text:tab/><text:span text:style-name="T6">lsnim -l 61dskls</text:span><text:span text:style-name="T44">_lpp_source</text:span></text:p>
      <text:p text:style-name="P36"><text:span text:style-name="T39">If the location of your lpp_source resource is "</text:span><text:span text:style-name="T8">/install/nim/lpp_source/61dskls_lpp_source/</text:span><text:span text:style-name="T39">" then you would find </text:span><text:span text:style-name="T41">rpm</text:span><text:span text:style-name="T39"> packages in "</text:span><text:span text:style-name="T8">/install/nim/lpp_source/61dskls_lpp_source/RPMS/ppc</text:span><text:span text:style-name="T39">" and you would find your </text:span><text:span text:style-name="T41">installp</text:span><text:span text:style-name="T39"> and </text:span><text:span text:style-name="T41">emgr</text:span><text:span text:style-name="T39"> packages in "</text:span><text:span text:style-name="T8">/install/nim/lpp_source/61dskls_lpp_source/installp/ppc</text:span><text:span text:style-name="T39">". </text:span></text:p>
      <text:p text:style-name="P37">To find the location of the installp_bundle resource files you can use the NIM “lsnim -l” command. <text:s/>For example,</text:p>
      <text:p text:style-name="P36"><text:span text:style-name="T39"><text:tab/></text:span><text:span text:style-name="T7">lsnim -l <text:s/>xCATaixSSH</text:span></text:p>
      <text:p text:style-name="P31"><text:span text:style-name="T53">Starting with xCAT version 2.4.3 you can use the xCAT </text:span><text:span text:style-name="T54">chkosimage</text:span><text:span text:style-name="T53"> command to do this checking. <text:s text:c="2"/>For example:</text:span></text:p>
      <text:p text:style-name="P97"><text:tab/>chkosimage -V 61cosi</text:p>
      <text:p text:style-name="P98"><text:soft-page-break/>See the <text:span text:style-name="T2">chkosimage</text:span> man page for mre details.</text:p>
      <text:h text:style-name="Heading_20_2" text:outline-level="2"><text:span text:style-name="_20_Char">Re-i</text:span><text:span text:style-name="_20_Char">nitialize the NIM diskless nodes</text:span></text:h>
      <text:p text:style-name="P39"><text:span text:style-name="_20_Char"><text:span text:style-name="T23">You can re-initialize your diskless nodes to boot with the new or updated SPOT by running the </text:span></text:span><text:span text:style-name="_20_Char"><text:span text:style-name="T24">mkdsklsnode</text:span></text:span><text:span text:style-name="_20_Char"><text:span text:style-name="T23"> command. <text:s/></text:span></text:span></text:p>
      <text:p text:style-name="P39"><text:span text:style-name="_20_Char"><text:span text:style-name="T23"/></text:span></text:p>
      <text:p text:style-name="P39"><text:span text:style-name="_20_Char"><text:span text:style-name="T23">There are two basic situations where you would need to re-initialize a NIM diskless machine.</text:span></text:span></text:p>
      <text:list text:style-name="L8">
        <text:list-item>
          <text:p text:style-name="P79"><text:span text:style-name="_20_Char"><text:span text:style-name="T23">When you want to switch a node to a new image.</text:span></text:span></text:p>
        </text:list-item>
        <text:list-item>
          <text:p text:style-name="P79"><text:span text:style-name="_20_Char"><text:span text:style-name="T23">When you want to do the initialization for a new image while the node is still running. <text:s/>(This avoids having the node be down while the initialization step is completing.)</text:span></text:span></text:p>
        </text:list-item>
      </text:list>
      <text:p text:style-name="P39"><text:span text:style-name="_20_Char"><text:span text:style-name="T25"/></text:span></text:p>
      <text:p text:style-name="P39"><text:span text:style-name="_20_Char"><text:span text:style-name="T25">In the first situation you want to switch the nodes to use a new or updated image. <text:s text:c="2"/>If the diskless node is currently running you can use the "-f" (force) option of the </text:span></text:span><text:span text:style-name="_20_Char"><text:span text:style-name="T26">mkdsklsnode</text:span></text:span><text:span text:style-name="_20_Char"><text:span text:style-name="T25"> command. <text:s/>With this option the </text:span></text:span><text:span text:style-name="_20_Char"><text:span text:style-name="T26">mkdsklsnode</text:span></text:span><text:span text:style-name="_20_Char"><text:span text:style-name="T25"> command will stop the running node, deallocate the resources and do the NIM re-initialization with the new image. <text:s/>In this case the node would be unavailable during the initialization as well as the time for the node reboot.</text:span></text:span></text:p>
      <text:p text:style-name="P39"><text:span text:style-name="_20_Char"><text:span text:style-name="T25"/></text:span></text:p>
      <text:p text:style-name="P39"><text:span text:style-name="_20_Char"><text:span text:style-name="T24">Note: </text:span></text:span><text:span text:style-name="_20_Char"><text:span text:style-name="T31"><text:s/>The NIM support for re-initialization take 3-4 minutes and is done sequentially. </text:span></text:span></text:p>
      <text:p text:style-name="P39"><text:span text:style-name="_20_Char"><text:span text:style-name="T25"/></text:span></text:p>
      <text:p text:style-name="P39"><text:span text:style-name="_20_Char"><text:span text:style-name="T25">For example, to switch the node named “</text:span></text:span><text:span text:style-name="_20_Char"><text:span text:style-name="T28">node29</text:span></text:span><text:span text:style-name="_20_Char"><text:span text:style-name="T25">” to a new image named “</text:span></text:span><text:span text:style-name="_20_Char"><text:span text:style-name="T28">611spot</text:span></text:span><text:span text:style-name="_20_Char"><text:span text:style-name="T25">” you could run the following command.</text:span></text:span></text:p>
      <text:p text:style-name="P39"><text:span text:style-name="_20_Char"><text:span text:style-name="T25"/></text:span></text:p>
      <text:p text:style-name="P39"><text:span text:style-name="_20_Char"><text:span text:style-name="T25"><text:tab/></text:span></text:span><text:span text:style-name="_20_Char"><text:span text:style-name="T28">mkdsklsnode -f -i 611spot node29</text:span></text:span></text:p>
      <text:p text:style-name="P39"><text:span text:style-name="_20_Char"><text:span text:style-name="T25"/></text:span></text:p>
      <text:p text:style-name="P39"><text:span text:style-name="_20_Char"><text:span text:style-name="T25">The name of the image (“</text:span></text:span><text:span text:style-name="_20_Char"><text:span text:style-name="T28">611spot</text:span></text:span><text:span text:style-name="_20_Char"><text:span text:style-name="T25">”) is the xCAT </text:span></text:span><text:span text:style-name="_20_Char"><text:span text:style-name="T28">osimage</text:span></text:span><text:span text:style-name="_20_Char"><text:span text:style-name="T25"> name which is also the name of the SPOT resource that was created for this </text:span></text:span><text:span text:style-name="_20_Char"><text:span text:style-name="T28">osimage</text:span></text:span><text:span text:style-name="_20_Char"><text:span text:style-name="T25"> definition.</text:span></text:span></text:p>
      <text:p text:style-name="P39"><text:span text:style-name="_20_Char"><text:span text:style-name="T25"/></text:span></text:p>
      <text:p text:style-name="P39"><text:span text:style-name="_20_Char"><text:span text:style-name="T25">In the second scenario we want to initialize an xCAT diskless node while the node continues running. <text:s text:c="2"/>To do this we need to create an alternate NIM machine definition for the same xCAT cluster node. <text:s/></text:span></text:span></text:p>
      <text:p text:style-name="P39"><text:span text:style-name="_20_Char"><text:span text:style-name="T25"/></text:span></text:p>
      <text:p text:style-name="P39"><text:span text:style-name="_20_Char"><text:span text:style-name="T25">Creating alternate NIM machine definitions is possible because the NIM name for a machine definition does not have to be the hostname of the node. <text:s/>This allows you to have multiple NIM machine definitions for the same node. <text:s/>Since all the NIM </text:span></text:span><text:span text:style-name="_20_Char"><text:span text:style-name="T25">initialization of the alternate machine definition can be done while the node is running, the downtime for the node is reduced to the time it takes to reboot. <text:s/></text:span></text:span></text:p>
      <text:p text:style-name="P39"><text:span text:style-name="_20_Char"><text:span text:style-name="T25"/></text:span></text:p>
      <text:p text:style-name="P39"><text:span text:style-name="_20_Char"><text:span text:style-name="T25">For example, to initialize the xCAT node named “</text:span></text:span><text:span text:style-name="_20_Char"><text:span text:style-name="T28">node42</text:span></text:span><text:span text:style-name="_20_Char"><text:span text:style-name="T25">” to use the xCAT </text:span></text:span><text:span text:style-name="_20_Char"><text:span text:style-name="T28">osimage</text:span></text:span><text:span text:style-name="_20_Char"><text:span text:style-name="T25"> named “</text:span></text:span><text:span text:style-name="_20_Char"><text:span text:style-name="T28">61dskls</text:span></text:span><text:span text:style-name="_20_Char"><text:span text:style-name="T25">” you could run the following command. </text:span></text:span></text:p>
      <text:p text:style-name="P39"><text:span text:style-name="_20_Char"><text:span text:style-name="T25"/></text:span></text:p>
      <text:p text:style-name="P39"><text:span text:style-name="_20_Char"><text:span text:style-name="T25"><text:tab/></text:span></text:span><text:span text:style-name="_20_Char"><text:span text:style-name="T29">mkdsklsnode -n -i 61dskls node42</text:span></text:span></text:p>
      <text:p text:style-name="P39"><text:span text:style-name="_20_Char"><text:span text:style-name="T25"/></text:span></text:p>
      <text:p text:style-name="P39"><text:soft-page-break/><text:span text:style-name="_20_Char"><text:span text:style-name="T25">The naming convention for the new NIM machine name is <text:s/>"&lt;xcat_node_name&gt;_&lt;image_name&gt;", (Ex."</text:span></text:span><text:span text:style-name="_20_Char"><text:span text:style-name="T28">node42_61dskls</text:span></text:span><text:span text:style-name="_20_Char"><text:span text:style-name="T25">"). <text:s text:c="2"/>You could continue </text:span></text:span><text:span text:style-name="_20_Char"><text:span text:style-name="T25">to create alternate machine definitions for each new image you wish to use for the node. <text:s text:c="2"/>The last NIM machine name that is initialized will determine what the node will use for the next boot. </text:span></text:span></text:p>
      <text:p text:style-name="P39"><text:span text:style-name="_20_Char"><text:span text:style-name="T25"><text:s/></text:span></text:span></text:p>
      <text:p text:style-name="P51"><text:span text:style-name="_20_Char"><text:span text:style-name="T26">Debug tip</text:span></text:span><text:span text:style-name="_20_Char"><text:span text:style-name="T25">: <text:s/>If you have forgotten which machine name you last initialized with NIM, and want to verify which image will actually be loaded on the next boot, NIM creates a /tftpboot/&lt;</text:span></text:span><text:span text:style-name="_20_Char"><text:span text:style-name="T28">hostname</text:span></text:span><text:span text:style-name="_20_Char"><text:span text:style-name="T25">&gt;.info file that contains mount </text:span></text:span><text:span text:style-name="_20_Char"><text:span text:style-name="T25">information for the SPOT and other resources. <text:s/>You can check what will be mounted for the next boot of the node.</text:span></text:span></text:p>
      <text:p text:style-name="P39"><text:span text:style-name="_20_Char"><text:span text:style-name="T25"/></text:span></text:p>
      <text:p text:style-name="P39"><text:span text:style-name="_20_Char"><text:span text:style-name="T25">Using the “-n” option will save time but it will also leave you with multiple alternate <text:s/>NIM machine definitions for the same node. <text:s text:c="2"/>If you wish to do go back to the “normal” naming convention, ( using the xCAT node name as the NIM machine name), you could run the </text:span></text:span><text:span text:style-name="_20_Char"><text:span text:style-name="T26">mkdsklsnode </text:span></text:span><text:span text:style-name="_20_Char"><text:span text:style-name="T25">command for the same node without the “-n” option. <text:s text:c="2"/>For example, in the previous example you got a NIM machine definition called “node42_61dskls”. <text:s text:c="2"/>If you wish to switch back to a NIM machine name of <text:s/>“node42” for the next update you could run </text:span></text:span><text:span text:style-name="_20_Char"><text:span text:style-name="T26">mkdsklsnode</text:span></text:span><text:span text:style-name="_20_Char"><text:span text:style-name="T25"> as follows. <text:s text:c="2"/>(You may need the “-f” (force) option if the “node42” definition already exists. ) </text:span></text:span></text:p>
      <text:p text:style-name="P39"><text:span text:style-name="_20_Char"><text:span text:style-name="T25"/></text:span></text:p>
      <text:p text:style-name="P39"><text:span text:style-name="_20_Char"><text:span text:style-name="T25"><text:tab/></text:span></text:span><text:span text:style-name="_20_Char"><text:span text:style-name="T28">mkdsklsnode -f -i 611dskls node42</text:span></text:span></text:p>
      <text:h text:style-name="Heading_20_2" text:outline-level="2">Verify node readiness (optional)</text:h>
      <text:p text:style-name="P28">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50">lsnim -l node01</text:p>
      <text:p text:style-name="Standard">In preparation for the network boot the NIM <text:span text:style-name="_20_Char">“dkls_init” operation </text:span>configures bootp/dhcp. <text:s/>At this point you can verify that the /etc/bootptab file for bootp or <text:span text:style-name="T45">/var/lib/dhcp/db/dhcpd.leases</text:span><text:span text:style-name="T45"> file for dhcp </text:span>has an entry for each node you wish to boot. <text:s/>Also, it is recommended that you stop and restart the inetd service to ensure the new <text:span text:style-name="T5">bootp/dhcp</text:span> configuration is loaded:</text:p>
      <text:p text:style-name="P49"><text:span text:style-name="T15"><text:s/></text:span>stopsrc -s inetd</text:p>
      <text:p text:style-name="P49">startsrc -s inetd</text:p>
      <text:h text:style-name="Heading_20_2" text:outline-level="2">Initiate a network boot</text:h>
      <text:p text:style-name="P41">Initiate a remote network boot request using the xCAT <text:span text:style-name="T2">rnetboot</text:span> command. <text:s/>For example, to initiate a network boot of all nodes in the group “<text:span text:style-name="T5">aixnodes</text:span>” you could issue the following command.</text:p>
      <text:p text:style-name="P52">rnetboot <text:s/>aixnodes</text:p>
      <text:p text:style-name="P42"><text:soft-page-break/><text:span text:style-name="T2">NOTE:</text:span> If you receive timeout errors from the <text:span text:style-name="T2">rnetboot</text:span> command, you may need to increase the default 60-second timeout to a larger value by setting ppctimeout in the site table:</text:p>
      <text:p text:style-name="P53">chdef -t site -o clustersite ppctimeout=180</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See the man pages for sinv &amp; rinv for more details.</text:p>
      <text:p text:style-name="Standard"/>
      <text:h text:style-name="Heading_20_1" text:outline-level="1"><text:s/>Creating a NIM installp_bundle resource</text:h>
      <text:p text:style-name="Standard">To define a NIM installp_bundle resource you must create a bundle file in an exportable directory and then create the NIM definition.</text:p>
      <text:p text:style-name="Standard"/>
      <text:p text:style-name="Standard">In an xCAT cluster the default location for NIM resources is “/install/nim” and typically the installp_bundle files are in “/install/nim/installp_bundle”.</text:p>
      <text:p text:style-name="Standard"/>
      <text:p text:style-name="Standard">A bundle file contains a list <text:span text:style-name="T2">installp</text:span> filesets and/or <text:span text:style-name="T2">rpm</text:span> package names. <text:s/>The RPMs must have a prefix of "R:" and the installp packages must have a prefix of "I:". <text:s/>For example, the contents of a simple bundle file might look like the following.</text:p>
      <text:p text:style-name="Standard"/>
      <text:p text:style-name="P63"># RPM</text:p>
      <text:p text:style-name="P63">R:expect-5.42.1-3.aix5.1.ppc.rpm</text:p>
      <text:p text:style-name="P63">R:ping-2.4b2_to-1.aix5.3.ppc.rpm</text:p>
      <text:p text:style-name="P63"/>
      <text:p text:style-name="P63">#installp</text:p>
      <text:p text:style-name="P63">I:openssh.base</text:p>
      <text:p text:style-name="P63">I:openssh.license</text:p>
      <text:p text:style-name="Standard"/>
      <text:p text:style-name="Standard">To create a NIM installp_bundle definition you can use the "nim -o define" operation. <text:s/>For example, to create a definition called "mypkgs" for a bundle file located at "/install/nim/mypkgs.bnd" you could issue the following <text:s/>command.</text:p>
      <text:p text:style-name="Standard"/>
      <text:p text:style-name="Standard"><text:soft-page-break/><text:tab/><text:span text:style-name="T6">nim -o define -t installp_bundle -a server=master -a <text:s text:c="78"/><text:tab/><text:tab/>location=/install/nim/mypkgs.bnd mypkgs</text:span></text:p>
      <text:p text:style-name="Standard"/>
      <text:p text:style-name="Standard">See the AIX documentation for more information on using NIM installp_bundle resources.</text:p>
      <text:h text:style-name="Heading_20_1" text:outline-level="1">Using the rolling update support </text:h>
      <text:p text:style-name="P13"/>
      <text:p text:style-name="P21">The <text:span text:style-name="T2">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2">rollupdate</text:span>.</text:p>
      <text:p text:style-name="P21"/>
      <text:p text:style-name="P21">Input to the <text:span text:style-name="T2">rollupdate</text:span> command is passed in as stanza data through STDIN. <text:s/>Information such as the sets of nodes that will be updated, the name of the job scheduler, a template for generating job command files, and other control data are required. See /opt/xcat/share/xcat/rollupdate/rollupdate.input.sample for stanza keywords, usage, and examples.</text:p>
      <text:p text:style-name="P21"/>
      <text:p text:style-name="P21">The <text:span text:style-name="T2">rollupdate</text:span> command will use the input data to determine each set of nodes that will be managed together as an update group. <text:s/>For each update group, a job 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21"/>
      <text:p text:style-name="P21">The <text:span text:style-name="T2">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21"/>
      <text:p text:style-name="P21">See the <text:span text:style-name="T2">rollupdate</text:span> man page for usage details.</text:p>
      <text:p text:style-name="P21"/>
      <text:h text:style-name="Heading_20_1" text:outline-level="1"><text:s/>Upgrading xCAT on the management node</text:h>
      <text:h text:style-name="Heading_20_2" text:outline-level="2">Download and install the prerequisite Open Source Software (OSS)</text:h>
      <text:p text:style-name="Standard"/>
      <text:p text:style-name="Standard">Check if the latest version of the <text:s/>dep-aix-*.tar.gz <text:s/>tar file is newer than what you have installed. <text:s/>If it is then download it and install it on your management node.</text:p>
      <text:list text:style-name="WW8Num8">
        <text:list-header>
          <text:p text:style-name="P47"/>
        </text:list-header>
      </text:list>
      <text:list text:style-name="WW8Num28">
        <text:list-item>
          <text:p text:style-name="P106"><text:soft-page-break/>Download the latest dep-aix-*.tar.gz <text:s/>tar file from<text:span text:style-name="T51"> </text:span><text:a xlink:type="simple" xlink:href="http://xcat.sourceforge.net/#download">http://xcat.sourceforge.net/#download</text:a><text:a xlink:type="simple" xlink:href="http://xcat.sourceforge.net/#download"><text:span text:style-name="T39"> <text:s text:c="2"/></text:span></text:a>and copy it to a convenient location on your xCAT management node.</text:p>
        </text:list-item>
        <text:list-item>
          <text:p text:style-name="P106">Unwrap the tar file. For example:</text:p>
        </text:list-item>
      </text:list>
      <text:list text:style-name="WW8Num8" text:continue-numbering="true">
        <text:list-header>
          <text:p text:style-name="P70">gunzip <text:s/>dep-aix-2.3.tar.gz</text:p>
          <text:p text:style-name="P70">tar –xvf <text:s/>dep-aix-2.3.tar</text:p>
          <text:p text:style-name="P69"/>
        </text:list-header>
      </text:list>
      <text:list text:style-name="WW8Num28">
        <text:list-item text:start-value="1">
          <text:p text:style-name="P106">Read the README file </text:p>
        </text:list-item>
        <text:list-item>
          <text:p text:style-name="P106">Run the <text:span text:style-name="T1">instoss</text:span> script (contained in the tar file) to install the OSS packages. Please make sure the /opt and the other file systems have enough disk space to install these OSS packages before running the <text:span text:style-name="T2">instoss </text:span><text:span text:style-name="T38">script</text:span>.</text:p>
        </text:list-item>
        <text:list-item>
          <text:p text:style-name="P106"><text:span text:style-name="T13">Make sure you update your NIM lpp_source <text:s/>resources</text:span>! <text:s text:c="3"/>Copy the new dependencies to your lpp_source resource directories as needed. <text:s text:c="2"/></text:p>
        </text:list-item>
      </text:list>
      <text:list text:style-name="WW8Num8" text:continue-numbering="true">
        <text:list-header>
          <text:p text:style-name="P117"><text:span text:style-name="T2"/></text:p>
        </text:list-header>
      </text:list>
      <text:p text:style-name="P118"><text:span text:style-name="T2">Note:</text:span> In the more recent tarballs the packages will be in subdirectories corresponding to AIX OS version. <text:s/>(ie. 53., 6.1 etc.) <text:s/>When you copy rpms to your lpp_source diresctories be sure to pick the rpms in the subdirectory that corresponds to you OS version.</text:p>
      <text:h text:style-name="Heading_20_2" text:outline-level="2">Download and install the xCAT software.</text:h>
      <text:list text:style-name="WW8Num8" text:continue-numbering="true">
        <text:list-header>
          <text:p text:style-name="P47"/>
        </text:list-header>
      </text:list>
      <text:list text:style-name="WW8Num14">
        <text:list-item>
          <text:p text:style-name="P112">Download the latest xCAT for AIX tar file from <text:span text:style-name="T51"><text:s/></text:span><text:a xlink:type="simple" xlink:href="http://xcat.sourceforge.net/#download">http://xcat.sourceforge.net/#download</text:a><text:span text:style-name="T51"> </text:span>and copy it to a convenient location on your xCAT management node.</text:p>
        </text:list-item>
        <text:list-item>
          <text:p text:style-name="P112">Unwrap the xCAT tar file. For example,</text:p>
        </text:list-item>
      </text:list>
      <text:list text:style-name="WW8Num8" text:continue-numbering="true">
        <text:list-header>
          <text:p text:style-name="P70">gunzip <text:s/>core-aix-2.3.tar.gz <text:s/></text:p>
          <text:p text:style-name="P71"><text:span text:style-name="T2">tar –xvf <text:s/>core-aix-2.3.tar</text:span> </text:p>
          <text:p text:style-name="P47"/>
        </text:list-header>
      </text:list>
      <text:list text:style-name="WW8Num14">
        <text:list-item text:start-value="1">
          <text:p text:style-name="P112">Run the <text:span text:style-name="T1">instxcat</text:span> script (contained in the tar file) to install the xCAT software. <text:s/>(The <text:span text:style-name="T2">instxcat</text:span> script and all the RPMs are located in the xcat-core subdirectory.) <text:s text:c="2"/></text:p>
        </text:list-item>
      </text:list>
      <text:list text:style-name="WW8Num28">
        <text:list-item text:start-value="1">
          <text:p text:style-name="P106"><text:span text:style-name="T13">Make sure you update your NIM </text:span><text:span text:style-name="T10">lpp_source</text:span><text:span text:style-name="T13"> <text:s/>and </text:span><text:span text:style-name="T10">installp_bundle</text:span><text:span text:style-name="T13"> resources</text:span>! <text:s text:c="3"/>Copy the new xCAT RPMs to your lpp_source directories. <text:s text:c="2"/>Also make sure the NIM installp_bundle resources are updated with any changes that were included in the new installp_bundle files shipped with xCAT. <text:s text:c="2"/>(They are either in the new tarball or installed in <text:span text:style-name="T5">/opt/xcat/share/xcat/installp_bundles</text:span>)</text:p>
        </text:list-item>
      </text:list>
      <text:list text:style-name="WW8Num14">
        <text:list-header>
          <text:p text:style-name="P112"/>
        </text:list-header>
      </text:list>
      <text:h text:style-name="Heading_20_2" text:outline-level="2">Verify the xCAT installation.</text:h>
      <text:list text:style-name="WW8Num29">
        <text:list-item>
          <text:p text:style-name="P116">Run the “<text:span text:style-name="T4">lsdef –t node</text:span>” to check if the xCAT daemon is working. <text:s/>(If you get a correct response then you should be Ok. ) </text:p>
        </text:list-item>
      </text:list>
      <text:p text:style-name="Standard"/>
      <text:h text:style-name="Heading_20_1" text:outline-level="1"><text:soft-page-break/><text:s/>Upgrading xCAT on service nodes</text:h>
      <text:p text:style-name="Standard"/>
      <text:h text:style-name="Heading_20_2" text:outline-level="2">Download the new software</text:h>
      <text:p text:style-name="Standard"/>
      <text:p text:style-name="Text_20_body">Download the latest xCAT <text:s/><text:span text:style-name="T5">dep-aix-*.tar.gz</text:span> and <text:s/><text:span text:style-name="T9">core-aix-*.tar.gz </text:span><text:span text:style-name="T18">tar files as mentioned in the previous section.</text:span></text:p>
      <text:h text:style-name="Heading_20_2" text:outline-level="2">Copy the new rpms to the NIM lpp_source directories</text:h>
      <text:p text:style-name="Standard"/>
      <text:p text:style-name="Text_20_body"><text:span text:style-name="T39">An simple way to copy software to the </text:span><text:span text:style-name="T8">lpp_source</text:span><text:span text:style-name="T39"> locations is to use the “nim -o update” command. <text:s text:c="2"/></text:span>With this NIM command you simply need to provide the name of the NIM <text:span text:style-name="T5">lpp_source</text:span> resource and it will automatically copy your files to the correct locations.</text:p>
      <text:p text:style-name="Text_20_body">For example, assume all your software has been saved in the temporary location <text:s text:c="2"/>/tmp/images. <text:s/></text:p>
      <text:p text:style-name="Text_20_body">To add all the packages to the lpp_source resource named “<text:span text:style-name="T12">61image_lpp_source” </text:span><text:s/>you could run the following command:</text:p>
      <text:p text:style-name="Text_20_body"><text:tab/><text:span text:style-name="T44">nim -o update -a packages=all -a source=/tmp/images <text:s/>610image_lpp_source</text:span></text:p>
      <text:p text:style-name="P14">The NIM command will find the correct directories and update the lpp_source resource.</text:p>
      <text:p text:style-name="P12"/>
      <text:p text:style-name="Standard"><text:span text:style-name="T13">To find the correct lpp_source for the node</text:span> you must first get the name of the xCAT <text:span text:style-name="T5">osimage</text:span> definition from the "provmethod" attribute of the xCAT node definition and then get the name of the <text:span text:style-name="T5">lpp_source</text:span> resource from the <text:span text:style-name="T5">osimage</text:span> definition. You can use the xCAT <text:span text:style-name="T2">lsdef</text:span> command to display the node and <text:span text:style-name="T5">osimage</text:span> definitions.</text:p>
      <text:p text:style-name="Standard"/>
      <text:p text:style-name="Standard">For example.</text:p>
      <text:p text:style-name="Standard"/>
      <text:p text:style-name="Standard"><text:tab/><text:span text:style-name="T6">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6">lsdef -t osimage -o 61image -l</text:span></text:p>
      <text:p text:style-name="Text_20_body">which gives you the <text:span text:style-name="T5">osimage</text:span> definition. <text:s/>The name of the NIM <text:span text:style-name="T5">lpp_source</text:span> resource is provided by the “lpp_source” attribute value.</text:p>
      <text:p text:style-name="Text_20_body">If you wish to copy the files manually you must first find the location of the <text:span text:style-name="T5">lpp_source</text:span> directories. <text:s/>Do this by running the “lsnim -l &lt;lpp_source_name&gt;” command.</text:p>
      <text:p text:style-name="Text_20_body"><text:tab/><text:span text:style-name="T9">lsnim -l 61image_lpp_source</text:span></text:p>
      <text:p text:style-name="P25"><text:soft-page-break/>If the location of your <text:span text:style-name="T5">lpp_source</text:span> resource is "/install/nim/lpp_source/<text:span text:style-name="T38">61image_lpp_source</text:span>/" then you would copy <text:span text:style-name="T2">rpm</text:span> packages to "/install/nim/lpp_source/<text:span text:style-name="T38">61image_lpp_source</text:span>/RPMS/ppc" and you would copy your <text:span text:style-name="T2">installp</text:span> and <text:span text:style-name="T2">emgr</text:span> packages to "/install/nim/lpp_source/<text:span text:style-name="T38">61image_lpp_source</text:span>/installp/ppc". </text:p>
      <text:h text:style-name="Heading_20_2" text:outline-level="2">Remove the old xCAT rpms from the lpp_source location.</text:h>
      <text:p text:style-name="Standard"/>
      <text:p text:style-name="Standard">The sample bundle files that are now being shipped with xCAT contain the names of rpm packages using a wildcard (*) instead of specific versions.</text:p>
      <text:p text:style-name="Standard"/>
      <text:p text:style-name="Standard">If there are mutliple version of the same rpm in the lpp_source directory then NIM will produce an error when trying to install them.</text:p>
      <text:p text:style-name="Standard"/>
      <text:p text:style-name="Standard">The older versions of the rpms must be removed from the lpp_source directory. </text:p>
      <text:p text:style-name="Standard"/>
      <text:p text:style-name="Standard">This can be done manually by going <text:s/>to the <text:span text:style-name="T5">lpp_source</text:span> location and then to the “RPMS/ppc” subdirectory and then removing the rpms.</text:p>
      <text:p text:style-name="Standard"/>
      <text:p text:style-name="Standard">Starting in xCAT 2.4.3 you can use the <text:span text:style-name="T2">chkosimage</text:span> command to check the lpp_source directories and remove the older versions.</text:p>
      <text:p text:style-name="Standard"/>
      <text:p text:style-name="Standard">See the <text:span text:style-name="T2">chkosimage</text:span> man page for details.</text:p>
      <text:h text:style-name="Heading_20_2" text:outline-level="2"><text:s/>Update the NIM installp_bundle resources</text:h>
      <text:p text:style-name="Standard"><text:span text:style-name="T13">If you have existing NIM </text:span><text:span text:style-name="T10">installp_bundle</text:span><text:span text:style-name="T13"> resources defined they may need to be updated. <text:s/></text:span><text:s/>Make sure any of the xCAT related bundle files are updated with any changes included with the new version of xCAT. <text:s/>(They are either in the new tarball or installed in <text:span text:style-name="T5">/opt/xcat/share/xcat/installp_bundles</text:span>)</text:p>
      <text:p text:style-name="Standard"/>
      <text:h text:style-name="Heading_20_2" text:outline-level="2"><text:s/>Check the osimage (optional)</text:h>
      <text:p text:style-name="P38"><text:span text:style-name="T48">To avoid potential problems when installing a node it is adviseable to verify that all the software that you wish to install has been copied to the appropriate NIM lpp_source directory.</text:span><text:span text:style-name="T49"> <text:s/></text:span></text:p>
      <text:p text:style-name="P37">Any software that is specified in the “otherpkgs” or the “installp_bundle” attributes of the osimage definition must be available in the lpp_source directories.</text:p>
      <text:p text:style-name="Text_20_body">To find the location of the lpp_source directories run the “lsnim -l &lt;lpp_source_name&gt;” command.</text:p>
      <text:p text:style-name="P61"><text:tab/>lsnim -l 610image_lpp_source</text:p>
      <text:p text:style-name="P37">If the location of your lpp_source resource is "/install/nim/lpp_source/610image_lpp_source/" then you would find rpm packages in "/install/nim/lpp_source/610image_lpp_source/RPMS/ppc" and you would find <text:soft-page-break/>your installp and emgr packages in "/install/nim/lpp_source/610image_lpp_source/installp/ppc". </text:p>
      <text:p text:style-name="P37">To find the location of the installp_bundle resource files you can use the NIM “lsnim -l” command. <text:s/>For example,</text:p>
      <text:p text:style-name="P36"><text:span text:style-name="T39"><text:tab/></text:span><text:span text:style-name="T7">lsnim -l <text:s/>xCATaixSSH</text:span></text:p>
      <text:p text:style-name="Text_20_body"><text:span text:style-name="T35">Starting with xCAT version 2.4.3 you can use the xCAT </text:span><text:span text:style-name="T36">chkosimage</text:span><text:span text:style-name="T35"> command to do this checking. <text:s text:c="2"/>For example:</text:span></text:p>
      <text:p text:style-name="Text_20_body"><text:span text:style-name="T35"><text:tab/></text:span><text:span text:style-name="T37">chkosimage -V 61cosi</text:span></text:p>
      <text:h text:style-name="Heading_20_2" text:outline-level="2">Run the updatenode command to install the software</text:h>
      <text:p text:style-name="Standard"/>
      <text:p text:style-name="Standard">If you are only installing the latest xCAT rpms on the service nodes you can just specify the rpm names on the <text:span text:style-name="T2">updatenode</text:span> command line.</text:p>
      <text:p text:style-name="Standard"/>
      <text:p text:style-name="Standard">For example, <text:s/>if you assume that all the service nodes are contained in the xCAT node group “service” then you can update them with the required xCAT rpms by running a command similar to the following.</text:p>
      <text:p text:style-name="Standard"/>
      <text:p text:style-name="Standard"><text:tab/><text:span text:style-name="T6">updatenode service -V -S otherpkgs=”R:perl-xCAT-2.4-snap201003152143.aix5.3.ppc.rpm,R:xCAT-client-2.4-snap201003152144.aix5.3.ppc.rpm,R:xCAT-server-2.4-snap201003152144.aix5.3.ppc.rpm,R:xCATsn-2.4-snap201002111252.aix5.3.ppc.rpm” <text:s/>rpm_flags="-Uvh --replacepkgs --nodeps"</text:span></text:p>
      <text:p text:style-name="Standard"/>
      <text:p text:style-name="Standard">If you need to update the the prerequisite packages as well as the xCAT packages you might consider using the sample installp_bundle file (xCATaixSN*.bnd) that is installed in <text:span text:style-name="T5">/opt/xcat/share/xcat/installp_bundles</text:span> <text:span text:style-name="T18">.</text:span></text:p>
      <text:p text:style-name="P7"/>
      <text:p text:style-name="P7"><text:span text:style-name="T13">Check the contents of the xCATaixSN*.bnd file </text:span>and modify if needed. <text:s text:c="2"/>For example, you may need to update the rpm versions to match the latest code you are installing.</text:p>
      <text:p text:style-name="P7"/>
      <text:p text:style-name="Standard"><text:span text:style-name="T18">You can use this file to define a NIM </text:span><text:span text:style-name="T9">installp_bundle</text:span><text:span text:style-name="T18"> resource and then use the <text:s/>resource name with the </text:span><text:span text:style-name="T16">updatenode</text:span><text:span text:style-name="T18"> command. <text:s text:c="2"/>See the section “Creating a NIM </text:span><text:span text:style-name="T9">installp_bundle</text:span><text:span text:style-name="T18"> resource” above for details on how to create an </text:span><text:span text:style-name="T9">installp_bundle</text:span><text:span text:style-name="T18"> resource. <text:s/></text:span></text:p>
      <text:p text:style-name="P7"/>
      <text:p text:style-name="Standard"><text:span text:style-name="T18">Once the resource is defined you can use it with the </text:span><text:span text:style-name="T16">updatenode</text:span><text:span text:style-name="T18"> command as follows.</text:span></text:p>
      <text:p text:style-name="P7"/>
      <text:p text:style-name="Standard"><text:span text:style-name="T18"><text:tab/></text:span><text:span text:style-name="T6">updatenode service -V -S installp_bundle=</text:span><text:span text:style-name="T52">”</text:span><text:span text:style-name="T21">xCATaixSN61” rpm_flags</text:span><text:span text:style-name="T6">="-Uvh --replacepkgs --nodep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8-13T12:46:40</dc:date>
    <meta:print-date>2008-06-30T12:21:55</meta:print-date>
    <meta:editing-cycles>481</meta:editing-cycles>
    <meta:editing-duration>P8DT15H43M41S</meta:editing-duration>
    <meta:user-defined meta:name="Info 1"/>
    <meta:user-defined meta:name="Info 2"/>
    <meta:user-defined meta:name="Info 3"/>
    <meta:user-defined meta:name="Info 4"/>
    <meta:document-statistic meta:table-count="0" meta:image-count="0" meta:object-count="0" meta:page-count="24" meta:paragraph-count="424" meta:word-count="8254" meta:character-count="47998"/>
  </office:meta>
</office:document-meta>
</file>